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5.754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8.206cm"/>
    </style:style>
    <style:style style:name="co12" style:family="table-column">
      <style:table-column-properties fo:break-before="auto" style:column-width="5.182cm"/>
    </style:style>
    <style:style style:name="co13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9.804cm"/>
    </style:style>
    <style:style style:name="co17" style:family="table-column">
      <style:table-column-properties fo:break-before="auto" style:column-width="20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P-Spalt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Tabelle</text:p>
          </table:table-cell>
          <table:table-cell office:value-type="string" calcext:value-type="string">
            <text:p>Daten_Index</text:p>
          </table:table-cell>
          <table:table-cell office:value-type="string" calcext:value-type="string">
            <text:p>[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eit_i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&quot;&quot;&quot;;[.B2];&quot;&quot;&quot;, &quot;;[.C2];&quot;, &quot;;[.D2];&quot;],&quot;)" office:value-type="string" office:string-value="[&quot;Zeit_id&quot;, 0, 0]," calcext:value-type="string">
            <text:p>["Zeit_id", 0, 0]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mIstT_HK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[&quot;&quot;&quot;;[.B3];&quot;&quot;&quot;, &quot;;[.C3];&quot;, &quot;;[.D3];&quot;],&quot;)" office:value-type="string" office:string-value="[&quot;RaumIstT_HK1&quot;, 1, 0]," calcext:value-type="string">
            <text:p>["RaumIstT_HK1", 1, 0],</text:p>
          </table:table-cell>
          <table:table-cell table:formula="of:=VLOOKUP([.C3];[$'WP-Tabellen'.A$1:$'WP-Tabellen'.D$1048576];4;0)" office:value-type="string" office:string-value="Anlage Taumtemperaturen" calcext:value-type="string">
            <text:p>Anlage Taumtemperaturen</text:p>
          </table:table-cell>
          <table:table-cell table:formula="of:=VLOOKUP([.C3];[$'WP-Tabellen'.A$1:$'WP-Tabellen'.D$1048576];2;0)" office:value-type="string" office:string-value="tabAnlageRaumT" calcext:value-type="string">
            <text:p>tabAnlageRaum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umSollT_HK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[&quot;&quot;&quot;;[.B4];&quot;&quot;&quot;, &quot;;[.C4];&quot;, &quot;;[.D4];&quot;],&quot;)" office:value-type="string" office:string-value="[&quot;RaumSollT_HK1&quot;, 1, 1]," calcext:value-type="string">
            <text:p>["RaumSollT_HK1", 1, 1],</text:p>
          </table:table-cell>
          <table:table-cell table:formula="of:=VLOOKUP([.C4];[$'WP-Tabellen'.A$1:$'WP-Tabellen'.D$1048576];4;0)" office:value-type="string" office:string-value="Anlage Taumtemperaturen" calcext:value-type="string">
            <text:p>Anlage Taumtemperaturen</text:p>
          </table:table-cell>
          <table:table-cell table:formula="of:=VLOOKUP([.C4];[$'WP-Tabellen'.A$1:$'WP-Tabellen'.D$1048576];2;0)" office:value-type="string" office:string-value="tabAnlageRaumT" calcext:value-type="string">
            <text:p>tabAnlageRaum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umFeuchte_HK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&quot;[&quot;&quot;&quot;;[.B5];&quot;&quot;&quot;, &quot;;[.C5];&quot;, &quot;;[.D5];&quot;],&quot;)" office:value-type="string" office:string-value="[&quot;RaumFeuchte_HK1&quot;, 1, 2]," calcext:value-type="string">
            <text:p>["RaumFeuchte_HK1", 1, 2],</text:p>
          </table:table-cell>
          <table:table-cell table:formula="of:=VLOOKUP([.C5];[$'WP-Tabellen'.A$1:$'WP-Tabellen'.D$1048576];4;0)" office:value-type="string" office:string-value="Anlage Taumtemperaturen" calcext:value-type="string">
            <text:p>Anlage Taumtemperaturen</text:p>
          </table:table-cell>
          <table:table-cell table:formula="of:=VLOOKUP([.C5];[$'WP-Tabellen'.A$1:$'WP-Tabellen'.D$1048576];2;0)" office:value-type="string" office:string-value="tabAnlageRaumT" calcext:value-type="string">
            <text:p>tabAnlageRaum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umIstT_HK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&quot;[&quot;&quot;&quot;;[.B6];&quot;&quot;&quot;, &quot;;[.C6];&quot;, &quot;;[.D6];&quot;],&quot;)" office:value-type="string" office:string-value="[&quot;RaumIstT_HK2&quot;, 1, 3]," calcext:value-type="string">
            <text:p>["RaumIstT_HK2", 1, 3],</text:p>
          </table:table-cell>
          <table:table-cell table:formula="of:=VLOOKUP([.C6];[$'WP-Tabellen'.A$1:$'WP-Tabellen'.D$1048576];4;0)" office:value-type="string" office:string-value="Anlage Taumtemperaturen" calcext:value-type="string">
            <text:p>Anlage Taumtemperaturen</text:p>
          </table:table-cell>
          <table:table-cell table:formula="of:=VLOOKUP([.C6];[$'WP-Tabellen'.A$1:$'WP-Tabellen'.D$1048576];2;0)" office:value-type="string" office:string-value="tabAnlageRaumT" calcext:value-type="string">
            <text:p>tabAnlageRaum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umSollT_HK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[&quot;&quot;&quot;;[.B7];&quot;&quot;&quot;, &quot;;[.C7];&quot;, &quot;;[.D7];&quot;],&quot;)" office:value-type="string" office:string-value="[&quot;RaumSollT_HK2&quot;, 1, 4]," calcext:value-type="string">
            <text:p>["RaumSollT_HK2", 1, 4],</text:p>
          </table:table-cell>
          <table:table-cell table:formula="of:=VLOOKUP([.C7];[$'WP-Tabellen'.A$1:$'WP-Tabellen'.D$1048576];4;0)" office:value-type="string" office:string-value="Anlage Taumtemperaturen" calcext:value-type="string">
            <text:p>Anlage Taumtemperaturen</text:p>
          </table:table-cell>
          <table:table-cell table:formula="of:=VLOOKUP([.C7];[$'WP-Tabellen'.A$1:$'WP-Tabellen'.D$1048576];2;0)" office:value-type="string" office:string-value="tabAnlageRaumT" calcext:value-type="string">
            <text:p>tabAnlageRaum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umFeuchte_HK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&quot;[&quot;&quot;&quot;;[.B8];&quot;&quot;&quot;, &quot;;[.C8];&quot;, &quot;;[.D8];&quot;],&quot;)" office:value-type="string" office:string-value="[&quot;RaumFeuchte_HK2&quot;, 1, 5]," calcext:value-type="string">
            <text:p>["RaumFeuchte_HK2", 1, 5],</text:p>
          </table:table-cell>
          <table:table-cell table:formula="of:=VLOOKUP([.C8];[$'WP-Tabellen'.A$1:$'WP-Tabellen'.D$1048576];4;0)" office:value-type="string" office:string-value="Anlage Taumtemperaturen" calcext:value-type="string">
            <text:p>Anlage Taumtemperaturen</text:p>
          </table:table-cell>
          <table:table-cell table:formula="of:=VLOOKUP([.C8];[$'WP-Tabellen'.A$1:$'WP-Tabellen'.D$1048576];2;0)" office:value-type="string" office:string-value="tabAnlageRaumT" calcext:value-type="string">
            <text:p>tabAnlageRaum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ssenTem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&quot;[&quot;&quot;&quot;;[.B9];&quot;&quot;&quot;, &quot;;[.C9];&quot;, &quot;;[.D9];&quot;],&quot;)" office:value-type="string" office:string-value="[&quot;AussenTemp&quot;, 2, 6]," calcext:value-type="string">
            <text:p>["AussenTemp", 2, 6],</text:p>
          </table:table-cell>
          <table:table-cell table:formula="of:=VLOOKUP([.C9];[$'WP-Tabellen'.A$1:$'WP-Tabellen'.D$1048576];4;0)" office:value-type="string" office:string-value="Anlage Heizen" calcext:value-type="string">
            <text:p>Anlage Heizen</text:p>
          </table:table-cell>
          <table:table-cell table:formula="of:=VLOOKUP([.C9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t_HK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&quot;[&quot;&quot;&quot;;[.B10];&quot;&quot;&quot;, &quot;;[.C10];&quot;, &quot;;[.D10];&quot;],&quot;)" office:value-type="string" office:string-value="[&quot;Ist_HK1&quot;, 2, 7]," calcext:value-type="string">
            <text:p>["Ist_HK1", 2, 7],</text:p>
          </table:table-cell>
          <table:table-cell table:formula="of:=VLOOKUP([.C10];[$'WP-Tabellen'.A$1:$'WP-Tabellen'.D$1048576];4;0)" office:value-type="string" office:string-value="Anlage Heizen" calcext:value-type="string">
            <text:p>Anlage Heizen</text:p>
          </table:table-cell>
          <table:table-cell table:formula="of:=VLOOKUP([.C10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l_HK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&quot;[&quot;&quot;&quot;;[.B11];&quot;&quot;&quot;, &quot;;[.C11];&quot;, &quot;;[.D11];&quot;],&quot;)" office:value-type="string" office:string-value="[&quot;Soll_HK1&quot;, 2, 8]," calcext:value-type="string">
            <text:p>["Soll_HK1", 2, 8],</text:p>
          </table:table-cell>
          <table:table-cell table:formula="of:=VLOOKUP([.C11];[$'WP-Tabellen'.A$1:$'WP-Tabellen'.D$1048576];4;0)" office:value-type="string" office:string-value="Anlage Heizen" calcext:value-type="string">
            <text:p>Anlage Heizen</text:p>
          </table:table-cell>
          <table:table-cell table:formula="of:=VLOOKUP([.C11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t_HK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&quot;[&quot;&quot;&quot;;[.B12];&quot;&quot;&quot;, &quot;;[.C12];&quot;, &quot;;[.D12];&quot;],&quot;)" office:value-type="string" office:string-value="[&quot;Ist_HK2&quot;, 2, 9]," calcext:value-type="string">
            <text:p>["Ist_HK2", 2, 9],</text:p>
          </table:table-cell>
          <table:table-cell table:formula="of:=VLOOKUP([.C12];[$'WP-Tabellen'.A$1:$'WP-Tabellen'.D$1048576];4;0)" office:value-type="string" office:string-value="Anlage Heizen" calcext:value-type="string">
            <text:p>Anlage Heizen</text:p>
          </table:table-cell>
          <table:table-cell table:formula="of:=VLOOKUP([.C12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ll_HK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&quot;[&quot;&quot;&quot;;[.B13];&quot;&quot;&quot;, &quot;;[.C13];&quot;, &quot;;[.D13];&quot;],&quot;)" office:value-type="string" office:string-value="[&quot;Soll_HK2&quot;, 2, 10]," calcext:value-type="string">
            <text:p>["Soll_HK2", 2, 10],</text:p>
          </table:table-cell>
          <table:table-cell table:formula="of:=VLOOKUP([.C13];[$'WP-Tabellen'.A$1:$'WP-Tabellen'.D$1048576];4;0)" office:value-type="string" office:string-value="Anlage Heizen" calcext:value-type="string">
            <text:p>Anlage Heizen</text:p>
          </table:table-cell>
          <table:table-cell table:formula="of:=VLOOKUP([.C13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rlaufTem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NCATENATE(&quot;[&quot;&quot;&quot;;[.B14];&quot;&quot;&quot;, &quot;;[.C14];&quot;, &quot;;[.D14];&quot;],&quot;)" office:value-type="string" office:string-value="[&quot;VorlaufTemp&quot;, 2, 11]," calcext:value-type="string">
            <text:p>["VorlaufTemp", 2, 11],</text:p>
          </table:table-cell>
          <table:table-cell table:formula="of:=VLOOKUP([.C14];[$'WP-Tabellen'.A$1:$'WP-Tabellen'.D$1048576];4;0)" office:value-type="string" office:string-value="Anlage Heizen" calcext:value-type="string">
            <text:p>Anlage Heizen</text:p>
          </table:table-cell>
          <table:table-cell table:formula="of:=VLOOKUP([.C14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eklaufTem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NCATENATE(&quot;[&quot;&quot;&quot;;[.B15];&quot;&quot;&quot;, &quot;;[.C15];&quot;, &quot;;[.D15];&quot;],&quot;)" office:value-type="string" office:string-value="[&quot;RueklaufTemp&quot;, 2, 12]," calcext:value-type="string">
            <text:p>["RueklaufTemp", 2, 12],</text:p>
          </table:table-cell>
          <table:table-cell table:formula="of:=VLOOKUP([.C15];[$'WP-Tabellen'.A$1:$'WP-Tabellen'.D$1048576];4;0)" office:value-type="string" office:string-value="Anlage Heizen" calcext:value-type="string">
            <text:p>Anlage Heizen</text:p>
          </table:table-cell>
          <table:table-cell table:formula="of:=VLOOKUP([.C15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izstuf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CONCATENATE(&quot;[&quot;&quot;&quot;;[.B16];&quot;&quot;&quot;, &quot;;[.C16];&quot;, &quot;;[.D16];&quot;],&quot;)" office:value-type="string" office:string-value="[&quot;Heizstufe&quot;, 2, 20]," calcext:value-type="string">
            <text:p>["Heizstufe", 2, 20],</text:p>
          </table:table-cell>
          <table:table-cell table:formula="of:=VLOOKUP([.C16];[$'WP-Tabellen'.A$1:$'WP-Tabellen'.D$1048576];4;0)" office:value-type="string" office:string-value="Anlage Heizen" calcext:value-type="string">
            <text:p>Anlage Heizen</text:p>
          </table:table-cell>
          <table:table-cell table:formula="of:=VLOOKUP([.C16];[$'WP-Tabellen'.A$1:$'WP-Tabellen'.D$1048576];2;0)" office:value-type="string" office:string-value="tabAnlageHeizen" calcext:value-type="string">
            <text:p>tabAnlageHeiz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WIst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NCATENATE(&quot;[&quot;&quot;&quot;;[.B17];&quot;&quot;&quot;, &quot;;[.C17];&quot;, &quot;;[.D17];&quot;],&quot;)" office:value-type="string" office:string-value="[&quot;WWIstT&quot;, 3, 13]," calcext:value-type="string">
            <text:p>["WWIstT", 3, 13],</text:p>
          </table:table-cell>
          <table:table-cell table:formula="of:=VLOOKUP([.C17];[$'WP-Tabellen'.A$1:$'WP-Tabellen'.D$1048576];4;0)" office:value-type="string" office:string-value="Anlage Warmwasser" calcext:value-type="string">
            <text:p>Anlage Warmwasser</text:p>
          </table:table-cell>
          <table:table-cell table:formula="of:=VLOOKUP([.C17];[$'WP-Tabellen'.A$1:$'WP-Tabellen'.D$1048576];2;0)" office:value-type="string" office:string-value="tabAnlageWW" calcext:value-type="string">
            <text:p>tabAnlageWW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WSoll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CONCATENATE(&quot;[&quot;&quot;&quot;;[.B18];&quot;&quot;&quot;, &quot;;[.C18];&quot;, &quot;;[.D18];&quot;],&quot;)" office:value-type="string" office:string-value="[&quot;WWSollT&quot;, 3, 14]," calcext:value-type="string">
            <text:p>["WWSollT", 3, 14],</text:p>
          </table:table-cell>
          <table:table-cell table:formula="of:=VLOOKUP([.C18];[$'WP-Tabellen'.A$1:$'WP-Tabellen'.D$1048576];4;0)" office:value-type="string" office:string-value="Anlage Warmwasser" calcext:value-type="string">
            <text:p>Anlage Warmwasser</text:p>
          </table:table-cell>
          <table:table-cell table:formula="of:=VLOOKUP([.C18];[$'WP-Tabellen'.A$1:$'WP-Tabellen'.D$1048576];2;0)" office:value-type="string" office:string-value="tabAnlageWW" calcext:value-type="string">
            <text:p>tabAnlageW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ollektorTemp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CONCATENATE(&quot;[&quot;&quot;&quot;;[.B19];&quot;&quot;&quot;, &quot;;[.C19];&quot;, &quot;;[.D19];&quot;],&quot;)" office:value-type="string" office:string-value="[&quot;KollektorTemp&quot;, 3, 19]," calcext:value-type="string">
            <text:p>["KollektorTemp", 3, 19],</text:p>
          </table:table-cell>
          <table:table-cell table:formula="of:=VLOOKUP([.C19];[$'WP-Tabellen'.A$1:$'WP-Tabellen'.D$1048576];4;0)" office:value-type="string" office:string-value="Anlage Warmwasser" calcext:value-type="string">
            <text:p>Anlage Warmwasser</text:p>
          </table:table-cell>
          <table:table-cell table:formula="of:=VLOOKUP([.C19];[$'WP-Tabellen'.A$1:$'WP-Tabellen'.D$1048576];2;0)" office:value-type="string" office:string-value="tabAnlageWW" calcext:value-type="string">
            <text:p>tabAnlageW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uluftIs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CONCATENATE(&quot;[&quot;&quot;&quot;;[.B20];&quot;&quot;&quot;, &quot;;[.C20];&quot;, &quot;;[.D20];&quot;],&quot;)" office:value-type="string" office:string-value="[&quot;ZuluftIst&quot;, 4, 15]," calcext:value-type="string">
            <text:p>["ZuluftIst", 4, 15],</text:p>
          </table:table-cell>
          <table:table-cell table:formula="of:=VLOOKUP([.C20];[$'WP-Tabellen'.A$1:$'WP-Tabellen'.D$1048576];4;0)" office:value-type="string" office:string-value="Lüftung" calcext:value-type="string">
            <text:p>Lüftung</text:p>
          </table:table-cell>
          <table:table-cell table:formula="of:=VLOOKUP([.C20];[$'WP-Tabellen'.A$1:$'WP-Tabellen'.D$1048576];2;0)" office:value-type="string" office:string-value="tabAnlageLueften" calcext:value-type="string">
            <text:p>tabAnlageLueft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uluftSol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CONCATENATE(&quot;[&quot;&quot;&quot;;[.B21];&quot;&quot;&quot;, &quot;;[.C21];&quot;, &quot;;[.D21];&quot;],&quot;)" office:value-type="string" office:string-value="[&quot;ZuluftSoll&quot;, 4, 16]," calcext:value-type="string">
            <text:p>["ZuluftSoll", 4, 16],</text:p>
          </table:table-cell>
          <table:table-cell table:formula="of:=VLOOKUP([.C21];[$'WP-Tabellen'.A$1:$'WP-Tabellen'.D$1048576];4;0)" office:value-type="string" office:string-value="Lüftung" calcext:value-type="string">
            <text:p>Lüftung</text:p>
          </table:table-cell>
          <table:table-cell table:formula="of:=VLOOKUP([.C21];[$'WP-Tabellen'.A$1:$'WP-Tabellen'.D$1048576];2;0)" office:value-type="string" office:string-value="tabAnlageLueften" calcext:value-type="string">
            <text:p>tabAnlageLueft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bluftIst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CONCATENATE(&quot;[&quot;&quot;&quot;;[.B22];&quot;&quot;&quot;, &quot;;[.C22];&quot;, &quot;;[.D22];&quot;],&quot;)" office:value-type="string" office:string-value="[&quot;AbluftIst&quot;, 4, 17]," calcext:value-type="string">
            <text:p>["AbluftIst", 4, 17],</text:p>
          </table:table-cell>
          <table:table-cell table:formula="of:=VLOOKUP([.C22];[$'WP-Tabellen'.A$1:$'WP-Tabellen'.D$1048576];4;0)" office:value-type="string" office:string-value="Lüftung" calcext:value-type="string">
            <text:p>Lüftung</text:p>
          </table:table-cell>
          <table:table-cell table:formula="of:=VLOOKUP([.C22];[$'WP-Tabellen'.A$1:$'WP-Tabellen'.D$1048576];2;0)" office:value-type="string" office:string-value="tabAnlageLueften" calcext:value-type="string">
            <text:p>tabAnlageLueft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luftSol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CONCATENATE(&quot;[&quot;&quot;&quot;;[.B23];&quot;&quot;&quot;, &quot;;[.C23];&quot;, &quot;;[.D23];&quot;],&quot;)" office:value-type="string" office:string-value="[&quot;AbluftSoll&quot;, 4, 18]," calcext:value-type="string">
            <text:p>["AbluftSoll", 4, 18],</text:p>
          </table:table-cell>
          <table:table-cell table:formula="of:=VLOOKUP([.C23];[$'WP-Tabellen'.A$1:$'WP-Tabellen'.D$1048576];4;0)" office:value-type="string" office:string-value="Lüftung" calcext:value-type="string">
            <text:p>Lüftung</text:p>
          </table:table-cell>
          <table:table-cell table:formula="of:=VLOOKUP([.C23];[$'WP-Tabellen'.A$1:$'WP-Tabellen'.D$1048576];2;0)" office:value-type="string" office:string-value="tabAnlageLueften" calcext:value-type="string">
            <text:p>tabAnlageLueft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issgasTem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&quot;[&quot;&quot;&quot;;[.B24];&quot;&quot;&quot;, &quot;;[.C24];&quot;, &quot;;[.D24];&quot;],&quot;)" office:value-type="string" office:string-value="[&quot;HeissgasTemp&quot;, 5, 0]," calcext:value-type="string">
            <text:p>["HeissgasTemp", 5, 0],</text:p>
          </table:table-cell>
          <table:table-cell table:formula="of:=VLOOKUP([.C24];[$'WP-Tabellen'.A$1:$'WP-Tabellen'.D$1048576];4;0)" office:value-type="string" office:string-value="Prozesswerte" calcext:value-type="string">
            <text:p>Prozesswerte</text:p>
          </table:table-cell>
          <table:table-cell table:formula="of:=VLOOKUP([.C24];[$'WP-Tabellen'.A$1:$'WP-Tabellen'.D$1048576];2;0)" office:value-type="string" office:string-value="tabWPPW" calcext:value-type="string">
            <text:p>tabWPP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rdampferTem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[&quot;&quot;&quot;;[.B25];&quot;&quot;&quot;, &quot;;[.C25];&quot;, &quot;;[.D25];&quot;],&quot;)" office:value-type="string" office:string-value="[&quot;VerdampferTemp&quot;, 5, 1]," calcext:value-type="string">
            <text:p>["VerdampferTemp", 5, 1],</text:p>
          </table:table-cell>
          <table:table-cell table:formula="of:=VLOOKUP([.C25];[$'WP-Tabellen'.A$1:$'WP-Tabellen'.D$1048576];4;0)" office:value-type="string" office:string-value="Prozesswerte" calcext:value-type="string">
            <text:p>Prozesswerte</text:p>
          </table:table-cell>
          <table:table-cell table:formula="of:=VLOOKUP([.C25];[$'WP-Tabellen'.A$1:$'WP-Tabellen'.D$1048576];2;0)" office:value-type="string" office:string-value="tabWPPW" calcext:value-type="string">
            <text:p>tabWPP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rfluessigerTem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&quot;[&quot;&quot;&quot;;[.B26];&quot;&quot;&quot;, &quot;;[.C26];&quot;, &quot;;[.D26];&quot;],&quot;)" office:value-type="string" office:string-value="[&quot;VerfluessigerTemp&quot;, 5, 2]," calcext:value-type="string">
            <text:p>["VerfluessigerTemp", 5, 2],</text:p>
          </table:table-cell>
          <table:table-cell table:formula="of:=VLOOKUP([.C26];[$'WP-Tabellen'.A$1:$'WP-Tabellen'.D$1048576];4;0)" office:value-type="string" office:string-value="Prozesswerte" calcext:value-type="string">
            <text:p>Prozesswerte</text:p>
          </table:table-cell>
          <table:table-cell table:formula="of:=VLOOKUP([.C26];[$'WP-Tabellen'.A$1:$'WP-Tabellen'.D$1048576];2;0)" office:value-type="string" office:string-value="tabWPPW" calcext:value-type="string">
            <text:p>tabWPP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rtluftIstH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&quot;[&quot;&quot;&quot;;[.B27];&quot;&quot;&quot;, &quot;;[.C27];&quot;, &quot;;[.D27];&quot;],&quot;)" office:value-type="string" office:string-value="[&quot;FortluftIstHZ&quot;, 5, 3]," calcext:value-type="string">
            <text:p>["FortluftIstHZ", 5, 3],</text:p>
          </table:table-cell>
          <table:table-cell table:formula="of:=VLOOKUP([.C27];[$'WP-Tabellen'.A$1:$'WP-Tabellen'.D$1048576];4;0)" office:value-type="string" office:string-value="Prozesswerte" calcext:value-type="string">
            <text:p>Prozesswerte</text:p>
          </table:table-cell>
          <table:table-cell table:formula="of:=VLOOKUP([.C27];[$'WP-Tabellen'.A$1:$'WP-Tabellen'.D$1048576];2;0)" office:value-type="string" office:string-value="tabWPPW" calcext:value-type="string">
            <text:p>tabWPP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tluftSoll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[&quot;&quot;&quot;;[.B28];&quot;&quot;&quot;, &quot;;[.C28];&quot;, &quot;;[.D28];&quot;],&quot;)" office:value-type="string" office:string-value="[&quot;FortluftSollP&quot;, 5, 4]," calcext:value-type="string">
            <text:p>["FortluftSollP", 5, 4],</text:p>
          </table:table-cell>
          <table:table-cell table:formula="of:=VLOOKUP([.C28];[$'WP-Tabellen'.A$1:$'WP-Tabellen'.D$1048576];4;0)" office:value-type="string" office:string-value="Prozesswerte" calcext:value-type="string">
            <text:p>Prozesswerte</text:p>
          </table:table-cell>
          <table:table-cell table:formula="of:=VLOOKUP([.C28];[$'WP-Tabellen'.A$1:$'WP-Tabellen'.D$1048576];2;0)" office:value-type="string" office:string-value="tabWPPW" calcext:value-type="string">
            <text:p>tabWPPW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izenTa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NCATENATE(&quot;[&quot;&quot;&quot;;[.B29];&quot;&quot;&quot;, &quot;;[.C29];&quot;, &quot;;[.D29];&quot;],&quot;)" office:value-type="string" office:string-value="[&quot;HeizenTag&quot;, 6, 5]," calcext:value-type="string">
            <text:p>["HeizenTag", 6, 5],</text:p>
          </table:table-cell>
          <table:table-cell table:formula="of:=VLOOKUP([.C29];[$'WP-Tabellen'.A$1:$'WP-Tabellen'.D$1048576];4;0)" office:value-type="string" office:string-value="Wärmemenge" calcext:value-type="string">
            <text:p>Wärmemenge</text:p>
          </table:table-cell>
          <table:table-cell table:formula="of:=VLOOKUP([.C29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izenSumme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NCATENATE(&quot;[&quot;&quot;&quot;;[.B30];&quot;&quot;&quot;, &quot;;[.C30];&quot;, &quot;;[.D30];&quot;],&quot;)" office:value-type="string" office:string-value="[&quot;HeizenSumme&quot;, 6, 6]," calcext:value-type="string">
            <text:p>["HeizenSumme", 6, 6],</text:p>
          </table:table-cell>
          <table:table-cell table:formula="of:=VLOOKUP([.C30];[$'WP-Tabellen'.A$1:$'WP-Tabellen'.D$1048576];4;0)" office:value-type="string" office:string-value="Wärmemenge" calcext:value-type="string">
            <text:p>Wärmemenge</text:p>
          </table:table-cell>
          <table:table-cell table:formula="of:=VLOOKUP([.C30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WTa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&quot;[&quot;&quot;&quot;;[.B31];&quot;&quot;&quot;, &quot;;[.C31];&quot;, &quot;;[.D31];&quot;],&quot;)" office:value-type="string" office:string-value="[&quot;WWTag&quot;, 6, 7]," calcext:value-type="string">
            <text:p>["WWTag", 6, 7],</text:p>
          </table:table-cell>
          <table:table-cell table:formula="of:=VLOOKUP([.C31];[$'WP-Tabellen'.A$1:$'WP-Tabellen'.D$1048576];4;0)" office:value-type="string" office:string-value="Wärmemenge" calcext:value-type="string">
            <text:p>Wärmemenge</text:p>
          </table:table-cell>
          <table:table-cell table:formula="of:=VLOOKUP([.C31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WSumm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[&quot;&quot;&quot;;[.B32];&quot;&quot;&quot;, &quot;;[.C32];&quot;, &quot;;[.D32];&quot;],&quot;)" office:value-type="string" office:string-value="[&quot;WWSumme&quot;, 6, 8]," calcext:value-type="string">
            <text:p>["WWSumme", 6, 8],</text:p>
          </table:table-cell>
          <table:table-cell table:formula="of:=VLOOKUP([.C32];[$'WP-Tabellen'.A$1:$'WP-Tabellen'.D$1048576];4;0)" office:value-type="string" office:string-value="Wärmemenge" calcext:value-type="string">
            <text:p>Wärmemenge</text:p>
          </table:table-cell>
          <table:table-cell table:formula="of:=VLOOKUP([.C32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HeizenSumm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[&quot;&quot;&quot;;[.B33];&quot;&quot;&quot;, &quot;;[.C33];&quot;, &quot;;[.D33];&quot;],&quot;)" office:value-type="string" office:string-value="[&quot;NEHeizenSumme&quot;, 6, 9]," calcext:value-type="string">
            <text:p>["NEHeizenSumme", 6, 9],</text:p>
          </table:table-cell>
          <table:table-cell table:formula="of:=VLOOKUP([.C33];[$'WP-Tabellen'.A$1:$'WP-Tabellen'.D$1048576];4;0)" office:value-type="string" office:string-value="Wärmemenge" calcext:value-type="string">
            <text:p>Wärmemenge</text:p>
          </table:table-cell>
          <table:table-cell table:formula="of:=VLOOKUP([.C33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WSumm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&quot;[&quot;&quot;&quot;;[.B34];&quot;&quot;&quot;, &quot;;[.C34];&quot;, &quot;;[.D34];&quot;],&quot;)" office:value-type="string" office:string-value="[&quot;NEWWSumme&quot;, 6, 10]," calcext:value-type="string">
            <text:p>["NEWWSumme", 6, 10],</text:p>
          </table:table-cell>
          <table:table-cell table:formula="of:=VLOOKUP([.C34];[$'WP-Tabellen'.A$1:$'WP-Tabellen'.D$1048576];4;0)" office:value-type="string" office:string-value="Wärmemenge" calcext:value-type="string">
            <text:p>Wärmemenge</text:p>
          </table:table-cell>
          <table:table-cell table:formula="of:=VLOOKUP([.C34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RGTag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CONCATENATE(&quot;[&quot;&quot;&quot;;[.B35];&quot;&quot;&quot;, &quot;;[.C35];&quot;, &quot;;[.D35];&quot;],&quot;)" office:value-type="string" office:string-value="[&quot;WRGTag&quot;, 6, 11]," calcext:value-type="string">
            <text:p>["WRGTag", 6, 11],</text:p>
          </table:table-cell>
          <table:table-cell table:formula="of:=VLOOKUP([.C35];[$'WP-Tabellen'.A$1:$'WP-Tabellen'.D$1048576];4;0)" office:value-type="string" office:string-value="Wärmemenge" calcext:value-type="string">
            <text:p>Wärmemenge</text:p>
          </table:table-cell>
          <table:table-cell table:formula="of:=VLOOKUP([.C35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RGSumm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NCATENATE(&quot;[&quot;&quot;&quot;;[.B36];&quot;&quot;&quot;, &quot;;[.C36];&quot;, &quot;;[.D36];&quot;],&quot;)" office:value-type="string" office:string-value="[&quot;WRGSumme&quot;, 6, 12]," calcext:value-type="string">
            <text:p>["WRGSumme", 6, 12],</text:p>
          </table:table-cell>
          <table:table-cell table:formula="of:=VLOOKUP([.C36];[$'WP-Tabellen'.A$1:$'WP-Tabellen'.D$1048576];4;0)" office:value-type="string" office:string-value="Wärmemenge" calcext:value-type="string">
            <text:p>Wärmemenge</text:p>
          </table:table-cell>
          <table:table-cell table:formula="of:=VLOOKUP([.C36];[$'WP-Tabellen'.A$1:$'WP-Tabellen'.D$1048576];2;0)" office:value-type="string" office:string-value="tabWPWM" calcext:value-type="string">
            <text:p>tabWPW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eizenTag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CONCATENATE(&quot;[&quot;&quot;&quot;;[.B37];&quot;&quot;&quot;, &quot;;[.C37];&quot;, &quot;;[.D37];&quot;],&quot;)" office:value-type="string" office:string-value="[&quot;HeizenTag&quot;, 7, 13]," calcext:value-type="string">
            <text:p>["HeizenTag", 7, 13],</text:p>
          </table:table-cell>
          <table:table-cell table:formula="of:=VLOOKUP([.C37];[$'WP-Tabellen'.A$1:$'WP-Tabellen'.D$1048576];4;0)" office:value-type="string" office:string-value="Leistungsaufnahme" calcext:value-type="string">
            <text:p>Leistungsaufnahme</text:p>
          </table:table-cell>
          <table:table-cell table:formula="of:=VLOOKUP([.C37];[$'WP-Tabellen'.A$1:$'WP-Tabellen'.D$1048576];2;0)" office:value-type="string" office:string-value="tabWPLA" calcext:value-type="string">
            <text:p>tabWPL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izenSumm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CONCATENATE(&quot;[&quot;&quot;&quot;;[.B38];&quot;&quot;&quot;, &quot;;[.C38];&quot;, &quot;;[.D38];&quot;],&quot;)" office:value-type="string" office:string-value="[&quot;HeizenSumme&quot;, 7, 14]," calcext:value-type="string">
            <text:p>["HeizenSumme", 7, 14],</text:p>
          </table:table-cell>
          <table:table-cell table:formula="of:=VLOOKUP([.C38];[$'WP-Tabellen'.A$1:$'WP-Tabellen'.D$1048576];4;0)" office:value-type="string" office:string-value="Leistungsaufnahme" calcext:value-type="string">
            <text:p>Leistungsaufnahme</text:p>
          </table:table-cell>
          <table:table-cell table:formula="of:=VLOOKUP([.C38];[$'WP-Tabellen'.A$1:$'WP-Tabellen'.D$1048576];2;0)" office:value-type="string" office:string-value="tabWPLA" calcext:value-type="string">
            <text:p>tabWPL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WT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CONCATENATE(&quot;[&quot;&quot;&quot;;[.B39];&quot;&quot;&quot;, &quot;;[.C39];&quot;, &quot;;[.D39];&quot;],&quot;)" office:value-type="string" office:string-value="[&quot;WWTag&quot;, 7, 15]," calcext:value-type="string">
            <text:p>["WWTag", 7, 15],</text:p>
          </table:table-cell>
          <table:table-cell table:formula="of:=VLOOKUP([.C39];[$'WP-Tabellen'.A$1:$'WP-Tabellen'.D$1048576];4;0)" office:value-type="string" office:string-value="Leistungsaufnahme" calcext:value-type="string">
            <text:p>Leistungsaufnahme</text:p>
          </table:table-cell>
          <table:table-cell table:formula="of:=VLOOKUP([.C39];[$'WP-Tabellen'.A$1:$'WP-Tabellen'.D$1048576];2;0)" office:value-type="string" office:string-value="tabWPLA" calcext:value-type="string">
            <text:p>tabWPL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WSumm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CONCATENATE(&quot;[&quot;&quot;&quot;;[.B40];&quot;&quot;&quot;, &quot;;[.C40];&quot;, &quot;;[.D40];&quot;],&quot;)" office:value-type="string" office:string-value="[&quot;WWSumme&quot;, 7, 16]," calcext:value-type="string">
            <text:p>["WWSumme", 7, 16],</text:p>
          </table:table-cell>
          <table:table-cell table:formula="of:=VLOOKUP([.C40];[$'WP-Tabellen'.A$1:$'WP-Tabellen'.D$1048576];4;0)" office:value-type="string" office:string-value="Leistungsaufnahme" calcext:value-type="string">
            <text:p>Leistungsaufnahme</text:p>
          </table:table-cell>
          <table:table-cell table:formula="of:=VLOOKUP([.C40];[$'WP-Tabellen'.A$1:$'WP-Tabellen'.D$1048576];2;0)" office:value-type="string" office:string-value="tabWPLA" calcext:value-type="string">
            <text:p>tabWPL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rdichterHeizenH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CONCATENATE(&quot;[&quot;&quot;&quot;;[.B41];&quot;&quot;&quot;, &quot;;[.C41];&quot;, &quot;;[.D41];&quot;],&quot;)" office:value-type="string" office:string-value="[&quot;VerdichterHeizenH&quot;, 8, 17]," calcext:value-type="string">
            <text:p>["VerdichterHeizenH", 8, 17],</text:p>
          </table:table-cell>
          <table:table-cell table:formula="of:=VLOOKUP([.C41];[$'WP-Tabellen'.A$1:$'WP-Tabellen'.D$1048576];4;0)" office:value-type="string" office:string-value="Betriebszeiten" calcext:value-type="string">
            <text:p>Betriebszeiten</text:p>
          </table:table-cell>
          <table:table-cell table:formula="of:=VLOOKUP([.C41];[$'WP-Tabellen'.A$1:$'WP-Tabellen'.D$1048576];2;0)" office:value-type="string" office:string-value="tabWPLZ" calcext:value-type="string">
            <text:p>tabWPLZ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rdichterWWH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CONCATENATE(&quot;[&quot;&quot;&quot;;[.B42];&quot;&quot;&quot;, &quot;;[.C42];&quot;, &quot;;[.D42];&quot;],&quot;)" office:value-type="string" office:string-value="[&quot;VerdichterWWH&quot;, 8, 18]," calcext:value-type="string">
            <text:p>["VerdichterWWH", 8, 18],</text:p>
          </table:table-cell>
          <table:table-cell table:formula="of:=VLOOKUP([.C42];[$'WP-Tabellen'.A$1:$'WP-Tabellen'.D$1048576];4;0)" office:value-type="string" office:string-value="Betriebszeiten" calcext:value-type="string">
            <text:p>Betriebszeiten</text:p>
          </table:table-cell>
          <table:table-cell table:formula="of:=VLOOKUP([.C42];[$'WP-Tabellen'.A$1:$'WP-Tabellen'.D$1048576];2;0)" office:value-type="string" office:string-value="tabWPLZ" calcext:value-type="string">
            <text:p>tabWPLZ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NEHeizenH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CONCATENATE(&quot;[&quot;&quot;&quot;;[.B43];&quot;&quot;&quot;, &quot;;[.C43];&quot;, &quot;;[.D43];&quot;],&quot;)" office:value-type="string" office:string-value="[&quot;ElNEHeizenH&quot;, 8, 19]," calcext:value-type="string">
            <text:p>["ElNEHeizenH", 8, 19],</text:p>
          </table:table-cell>
          <table:table-cell table:formula="of:=VLOOKUP([.C43];[$'WP-Tabellen'.A$1:$'WP-Tabellen'.D$1048576];4;0)" office:value-type="string" office:string-value="Betriebszeiten" calcext:value-type="string">
            <text:p>Betriebszeiten</text:p>
          </table:table-cell>
          <table:table-cell table:formula="of:=VLOOKUP([.C43];[$'WP-Tabellen'.A$1:$'WP-Tabellen'.D$1048576];2;0)" office:value-type="string" office:string-value="tabWPLZ" calcext:value-type="string">
            <text:p>tabWPLZ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lNEWWH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CONCATENATE(&quot;[&quot;&quot;&quot;;[.B44];&quot;&quot;&quot;, &quot;;[.C44];&quot;, &quot;;[.D44];&quot;]]&quot;)" office:value-type="string" office:string-value="[&quot;ElNEWWH&quot;, 8, 20]]" calcext:value-type="string">
            <text:p>["ElNEWWH", 8, 20]]</text:p>
          </table:table-cell>
          <table:table-cell table:formula="of:=VLOOKUP([.C44];[$'WP-Tabellen'.A$1:$'WP-Tabellen'.D$1048576];4;0)" office:value-type="string" office:string-value="Betriebszeiten" calcext:value-type="string">
            <text:p>Betriebszeiten</text:p>
          </table:table-cell>
          <table:table-cell table:formula="of:=VLOOKUP([.C44];[$'WP-Tabellen'.A$1:$'WP-Tabellen'.D$1048576];2;0)" office:value-type="string" office:string-value="tabWPLZ" calcext:value-type="string">
            <text:p>tabWPLZ</text:p>
          </table:table-cell>
        </table:table-row>
      </table:table>
      <table:table table:name="WP-Tabellen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abellenname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le</text:p>
          </table:table-cell>
          <table:table-cell table:formula="of:=CONCATENATE(&quot;[&quot;; [.A2]; &quot;, &quot;&quot;&quot;; [.B2]; &quot;&quot;&quot;],&quot;)" office:value-type="string" office:string-value="[0, &quot;Alle&quot;]," calcext:value-type="string">
            <text:p>[0, "Alle"]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AnlageRaumT</text:p>
          </table:table-cell>
          <table:table-cell table:formula="of:=CONCATENATE(&quot;[&quot;; [.A3]; &quot;, &quot;&quot;&quot;; [.B3]; &quot;&quot;&quot;],&quot;)" office:value-type="string" office:string-value="[1, &quot;tabAnlageRaumT&quot;]," calcext:value-type="string">
            <text:p>[1, "tabAnlageRaumT"],</text:p>
          </table:table-cell>
          <table:table-cell office:value-type="string" calcext:value-type="string">
            <text:p>Anlage Taumtemperatur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AnlageHeizen</text:p>
          </table:table-cell>
          <table:table-cell table:formula="of:=CONCATENATE(&quot;[&quot;; [.A4]; &quot;, &quot;&quot;&quot;; [.B4]; &quot;&quot;&quot;],&quot;)" office:value-type="string" office:string-value="[2, &quot;tabAnlageHeizen&quot;]," calcext:value-type="string">
            <text:p>[2, "tabAnlageHeizen"],</text:p>
          </table:table-cell>
          <table:table-cell office:value-type="string" calcext:value-type="string">
            <text:p>Anlage Heiz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bAnlageWW</text:p>
          </table:table-cell>
          <table:table-cell table:formula="of:=CONCATENATE(&quot;[&quot;; [.A5]; &quot;, &quot;&quot;&quot;; [.B5]; &quot;&quot;&quot;],&quot;)" office:value-type="string" office:string-value="[3, &quot;tabAnlageWW&quot;]," calcext:value-type="string">
            <text:p>[3, "tabAnlageWW"],</text:p>
          </table:table-cell>
          <table:table-cell office:value-type="string" calcext:value-type="string">
            <text:p>Anlage Warmwas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AnlageLueften</text:p>
          </table:table-cell>
          <table:table-cell table:formula="of:=CONCATENATE(&quot;[&quot;; [.A6]; &quot;, &quot;&quot;&quot;; [.B6]; &quot;&quot;&quot;],&quot;)" office:value-type="string" office:string-value="[4, &quot;tabAnlageLueften&quot;]," calcext:value-type="string">
            <text:p>[4, "tabAnlageLueften"],</text:p>
          </table:table-cell>
          <table:table-cell office:value-type="string" calcext:value-type="string">
            <text:p>Lüftu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bWPPW</text:p>
          </table:table-cell>
          <table:table-cell table:formula="of:=CONCATENATE(&quot;[&quot;; [.A7]; &quot;, &quot;&quot;&quot;; [.B7]; &quot;&quot;&quot;],&quot;)" office:value-type="string" office:string-value="[5, &quot;tabWPPW&quot;]," calcext:value-type="string">
            <text:p>[5, "tabWPPW"],</text:p>
          </table:table-cell>
          <table:table-cell office:value-type="string" calcext:value-type="string">
            <text:p>Prozesswer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bWPWM</text:p>
          </table:table-cell>
          <table:table-cell table:formula="of:=CONCATENATE(&quot;[&quot;; [.A8]; &quot;, &quot;&quot;&quot;; [.B8]; &quot;&quot;&quot;],&quot;)" office:value-type="string" office:string-value="[6, &quot;tabWPWM&quot;]," calcext:value-type="string">
            <text:p>[6, "tabWPWM"],</text:p>
          </table:table-cell>
          <table:table-cell office:value-type="string" calcext:value-type="string">
            <text:p>Wärmemen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bWPLA</text:p>
          </table:table-cell>
          <table:table-cell table:formula="of:=CONCATENATE(&quot;[&quot;; [.A9]; &quot;, &quot;&quot;&quot;; [.B9]; &quot;&quot;&quot;],&quot;)" office:value-type="string" office:string-value="[7, &quot;tabWPLA&quot;]," calcext:value-type="string">
            <text:p>[7, "tabWPLA"],</text:p>
          </table:table-cell>
          <table:table-cell office:value-type="string" calcext:value-type="string">
            <text:p>Leistungsaufnah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WPLZ</text:p>
          </table:table-cell>
          <table:table-cell table:formula="of:=CONCATENATE(&quot;[&quot;; [.A10]; &quot;, &quot;&quot;&quot;; [.B10]; &quot;&quot;&quot;]]&quot;)" office:value-type="string" office:string-value="[8, &quot;tabWPLZ&quot;]]" calcext:value-type="string">
            <text:p>[8, "tabWPLZ"]]</text:p>
          </table:table-cell>
          <table:table-cell office:value-type="string" calcext:value-type="string">
            <text:p>Betriebszeiten</text:p>
          </table:table-cell>
        </table:table-row>
      </table:table>
      <table:table table:name="ISG-Config Seit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enart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UMTEMPERATUREN HK1</text:p>
          </table:table-cell>
          <table:table-cell office:value-type="string" calcext:value-type="string">
            <text:p>?s=4,0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]+2*[.D2]" office:value-type="float" office:value="1" calcext:value-type="float">
            <text:p>1</text:p>
          </table:table-cell>
          <table:table-cell table:formula="of:=CONCATENATE(&quot;[&quot;&quot;&quot;; [.B2]; &quot;&quot;&quot;, &quot;&quot;&quot;; [.C2]; &quot;&quot;&quot;,&quot;; [.F2]; &quot;],&quot;)" office:value-type="string" office:string-value="[&quot;RAUMTEMPERATUREN HK1&quot;, &quot;?s=4,0,0&quot;,1]," calcext:value-type="string">
            <text:p>["RAUMTEMPERATUREN HK1", "?s=4,0,0",1]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MTEMPERATUREN HK2</text:p>
          </table:table-cell>
          <table:table-cell office:value-type="string" calcext:value-type="string">
            <text:p>?s=4,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]+2*[.D3]" office:value-type="float" office:value="1" calcext:value-type="float">
            <text:p>1</text:p>
          </table:table-cell>
          <table:table-cell table:formula="of:=CONCATENATE(&quot;[&quot;&quot;&quot;; [.B3]; &quot;&quot;&quot;, &quot;&quot;&quot;; [.C3]; &quot;&quot;&quot;,&quot;; [.F3]; &quot;],&quot;)" office:value-type="string" office:string-value="[&quot;RAUMTEMPERATUREN HK2&quot;, &quot;?s=4,0,1&quot;,1]," calcext:value-type="string">
            <text:p>["RAUMTEMPERATUREN HK2", "?s=4,0,1",1]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ZKURVE HK1</text:p>
          </table:table-cell>
          <table:table-cell office:value-type="string" calcext:value-type="string">
            <text:p>?s=4,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]+2*[.D4]" office:value-type="float" office:value="1" calcext:value-type="float">
            <text:p>1</text:p>
          </table:table-cell>
          <table:table-cell table:formula="of:=CONCATENATE(&quot;[&quot;&quot;&quot;; [.B4]; &quot;&quot;&quot;, &quot;&quot;&quot;; [.C4]; &quot;&quot;&quot;,&quot;; [.F4]; &quot;],&quot;)" office:value-type="string" office:string-value="[&quot;HEIZKURVE HK1&quot;, &quot;?s=4,0,2&quot;,1]," calcext:value-type="string">
            <text:p>["HEIZKURVE HK1", "?s=4,0,2",1]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IZKURVE HK2</text:p>
          </table:table-cell>
          <table:table-cell office:value-type="string" calcext:value-type="string">
            <text:p>?s=4,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]+2*[.D5]" office:value-type="float" office:value="1" calcext:value-type="float">
            <text:p>1</text:p>
          </table:table-cell>
          <table:table-cell table:formula="of:=CONCATENATE(&quot;[&quot;&quot;&quot;; [.B5]; &quot;&quot;&quot;, &quot;&quot;&quot;; [.C5]; &quot;&quot;&quot;,&quot;; [.F5]; &quot;],&quot;)" office:value-type="string" office:string-value="[&quot;HEIZKURVE HK2&quot;, &quot;?s=4,0,3&quot;,1]," calcext:value-type="string">
            <text:p>["HEIZKURVE HK2", "?s=4,0,3",1]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IZEN GRUNDEINSTELLUNG</text:p>
          </table:table-cell>
          <table:table-cell office:value-type="string" calcext:value-type="string">
            <text:p>?s=4,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]+2*[.D6]" office:value-type="float" office:value="1" calcext:value-type="float">
            <text:p>1</text:p>
          </table:table-cell>
          <table:table-cell table:formula="of:=CONCATENATE(&quot;[&quot;&quot;&quot;; [.B6]; &quot;&quot;&quot;, &quot;&quot;&quot;; [.C6]; &quot;&quot;&quot;,&quot;; [.F6]; &quot;],&quot;)" office:value-type="string" office:string-value="[&quot;HEIZEN GRUNDEINSTELLUNG&quot;, &quot;?s=4,0,4&quot;,1]," calcext:value-type="string">
            <text:p>["HEIZEN GRUNDEINSTELLUNG", "?s=4,0,4",1]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YSTERESEN</text:p>
          </table:table-cell>
          <table:table-cell office:value-type="string" calcext:value-type="string">
            <text:p>?s=4,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]+2*[.D7]" office:value-type="float" office:value="1" calcext:value-type="float">
            <text:p>1</text:p>
          </table:table-cell>
          <table:table-cell table:formula="of:=CONCATENATE(&quot;[&quot;&quot;&quot;; [.B7]; &quot;&quot;&quot;, &quot;&quot;&quot;; [.C7]; &quot;&quot;&quot;,&quot;; [.F7]; &quot;],&quot;)" office:value-type="string" office:string-value="[&quot;HYSTERESEN&quot;, &quot;?s=4,0,5&quot;,1]," calcext:value-type="string">
            <text:p>["HYSTERESEN", "?s=4,0,5",1]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W-TEMPERATUREN</text:p>
          </table:table-cell>
          <table:table-cell office:value-type="string" calcext:value-type="string">
            <text:p>?s=4,1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]+2*[.D8]" office:value-type="float" office:value="1" calcext:value-type="float">
            <text:p>1</text:p>
          </table:table-cell>
          <table:table-cell table:formula="of:=CONCATENATE(&quot;[&quot;&quot;&quot;; [.B8]; &quot;&quot;&quot;, &quot;&quot;&quot;; [.C8]; &quot;&quot;&quot;,&quot;; [.F8]; &quot;],&quot;)" office:value-type="string" office:string-value="[&quot;WW-TEMPERATUREN&quot;, &quot;?s=4,1,0&quot;,1]," calcext:value-type="string">
            <text:p>["WW-TEMPERATUREN", "?s=4,1,0",1]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W-GRUNDEINSTELLUNG</text:p>
          </table:table-cell>
          <table:table-cell office:value-type="string" calcext:value-type="string">
            <text:p>?s=4,1,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9]+2*[.D9]" office:value-type="float" office:value="3" calcext:value-type="float">
            <text:p>3</text:p>
          </table:table-cell>
          <table:table-cell table:formula="of:=CONCATENATE(&quot;[&quot;&quot;&quot;; [.B9]; &quot;&quot;&quot;, &quot;&quot;&quot;; [.C9]; &quot;&quot;&quot;,&quot;; [.F9]; &quot;],&quot;)" office:value-type="string" office:string-value="[&quot;WW-GRUNDEINSTELLUNG&quot;, &quot;?s=4,1,1&quot;,3]," calcext:value-type="string">
            <text:p>["WW-GRUNDEINSTELLUNG", "?s=4,1,1",3]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ÜFTUNGSSTUFEN</text:p>
          </table:table-cell>
          <table:table-cell office:value-type="string" calcext:value-type="string">
            <text:p>?s=4,2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]+2*[.D10]" office:value-type="float" office:value="1" calcext:value-type="float">
            <text:p>1</text:p>
          </table:table-cell>
          <table:table-cell table:formula="of:=CONCATENATE(&quot;[&quot;&quot;&quot;; [.B10]; &quot;&quot;&quot;, &quot;&quot;&quot;; [.C10]; &quot;&quot;&quot;,&quot;; [.F10]; &quot;],&quot;)" office:value-type="string" office:string-value="[&quot;LÜFTUNGSSTUFEN&quot;, &quot;?s=4,2,0&quot;,1]," calcext:value-type="string">
            <text:p>["LÜFTUNGSSTUFEN", "?s=4,2,0",1]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ÜFTUNGSZEITEN</text:p>
          </table:table-cell>
          <table:table-cell office:value-type="string" calcext:value-type="string">
            <text:p>?s=4,2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]+2*[.D11]" office:value-type="float" office:value="1" calcext:value-type="float">
            <text:p>1</text:p>
          </table:table-cell>
          <table:table-cell table:formula="of:=CONCATENATE(&quot;[&quot;&quot;&quot;; [.B11]; &quot;&quot;&quot;, &quot;&quot;&quot;; [.C11]; &quot;&quot;&quot;,&quot;; [.F11]; &quot;],&quot;)" office:value-type="string" office:string-value="[&quot;LÜFTUNGSZEITEN&quot;, &quot;?s=4,2,1&quot;,1]," calcext:value-type="string">
            <text:p>["LÜFTUNGSZEITEN", "?s=4,2,1",1]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FTVOLUMENSTROM</text:p>
          </table:table-cell>
          <table:table-cell office:value-type="string" calcext:value-type="string">
            <text:p>?s=4,2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]+2*[.D12]" office:value-type="float" office:value="1" calcext:value-type="float">
            <text:p>1</text:p>
          </table:table-cell>
          <table:table-cell table:formula="of:=CONCATENATE(&quot;[&quot;&quot;&quot;; [.B12]; &quot;&quot;&quot;, &quot;&quot;&quot;; [.C12]; &quot;&quot;&quot;,&quot;; [.F12]; &quot;],&quot;)" office:value-type="string" office:string-value="[&quot;LUFTVOLUMENSTROM&quot;, &quot;?s=4,2,2&quot;,1]," calcext:value-type="string">
            <text:p>["LUFTVOLUMENSTROM", "?s=4,2,2",1]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SSIVKÜHLUNG</text:p>
          </table:table-cell>
          <table:table-cell office:value-type="string" calcext:value-type="string">
            <text:p>?s=4,2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]+2*[.D13]" office:value-type="float" office:value="2" calcext:value-type="float">
            <text:p>2</text:p>
          </table:table-cell>
          <table:table-cell table:formula="of:=CONCATENATE(&quot;[&quot;&quot;&quot;; [.B13]; &quot;&quot;&quot;, &quot;&quot;&quot;; [.C13]; &quot;&quot;&quot;,&quot;; [.F13]; &quot;],&quot;)" office:value-type="string" office:string-value="[&quot;PASSIVKÜHLUNG&quot;, &quot;?s=4,2,3&quot;,2]," calcext:value-type="string">
            <text:p>["PASSIVKÜHLUNG", "?s=4,2,3",2]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FEN / KAMIN</text:p>
          </table:table-cell>
          <table:table-cell office:value-type="string" calcext:value-type="string">
            <text:p>?s=4,2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]+2*[.D14]" office:value-type="float" office:value="2" calcext:value-type="float">
            <text:p>2</text:p>
          </table:table-cell>
          <table:table-cell table:formula="of:=CONCATENATE(&quot;[&quot;&quot;&quot;; [.B14]; &quot;&quot;&quot;, &quot;&quot;&quot;; [.C14]; &quot;&quot;&quot;,&quot;; [.F14]; &quot;],&quot;)" office:value-type="string" office:string-value="[&quot;OFEN / KAMIN&quot;, &quot;?s=4,2,4&quot;,2]," calcext:value-type="string">
            <text:p>["OFEN / KAMIN", "?s=4,2,4",2]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FT/LUFT-WT</text:p>
          </table:table-cell>
          <table:table-cell office:value-type="string" calcext:value-type="string">
            <text:p>?s=4,2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5]+2*[.D15]" office:value-type="float" office:value="1" calcext:value-type="float">
            <text:p>1</text:p>
          </table:table-cell>
          <table:table-cell table:formula="of:=CONCATENATE(&quot;[&quot;&quot;&quot;; [.B15]; &quot;&quot;&quot;, &quot;&quot;&quot;; [.C15]; &quot;&quot;&quot;,&quot;; [.F15]; &quot;],&quot;)" office:value-type="string" office:string-value="[&quot;LUFT/LUFT-WT&quot;, &quot;?s=4,2,5&quot;,1]," calcext:value-type="string">
            <text:p>["LUFT/LUFT-WT", "?s=4,2,5",1]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?s=4,3,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]+2*[.D16]" office:value-type="float" office:value="3" calcext:value-type="float">
            <text:p>3</text:p>
          </table:table-cell>
          <table:table-cell table:formula="of:=CONCATENATE(&quot;[&quot;&quot;&quot;; [.B16]; &quot;&quot;&quot;, &quot;&quot;&quot;; [.C16]; &quot;&quot;&quot;,&quot;; [.F16]; &quot;],&quot;)" office:value-type="string" office:string-value="[&quot;SOLAR&quot;, &quot;?s=4,3,0&quot;,3]," calcext:value-type="string">
            <text:p>["SOLAR", "?s=4,3,0",3]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MMMERZEIT AUTOMATIK</text:p>
          </table:table-cell>
          <table:table-cell office:value-type="string" calcext:value-type="string">
            <text:p>?s=4,5,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7]+2*[.D17]" office:value-type="float" office:value="2" calcext:value-type="float">
            <text:p>2</text:p>
          </table:table-cell>
          <table:table-cell table:formula="of:=CONCATENATE(&quot;[&quot;&quot;&quot;; [.B17]; &quot;&quot;&quot;, &quot;&quot;&quot;; [.C17]; &quot;&quot;&quot;,&quot;; [.F17]; &quot;],&quot;)" office:value-type="string" office:string-value="[&quot;SOMMMERZEIT AUTOMATIK&quot;, &quot;?s=4,5,0&quot;,2]," calcext:value-type="string">
            <text:p>["SOMMMERZEIT AUTOMATIK", "?s=4,5,0",2]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MMMERZEIT MANUELL</text:p>
          </table:table-cell>
          <table:table-cell office:value-type="string" calcext:value-type="string">
            <text:p>?s=4,5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8]+2*[.D18]" office:value-type="float" office:value="1" calcext:value-type="float">
            <text:p>1</text:p>
          </table:table-cell>
          <table:table-cell table:formula="of:=CONCATENATE(&quot;[&quot;&quot;&quot;; [.B18]; &quot;&quot;&quot;, &quot;&quot;&quot;; [.C18]; &quot;&quot;&quot;,&quot;; [.F18]; &quot;],&quot;)" office:value-type="string" office:string-value="[&quot;SOMMMERZEIT MANUELL&quot;, &quot;?s=4,5,1&quot;,1]," calcext:value-type="string">
            <text:p>["SOMMMERZEIT MANUELL", "?s=4,5,1",1]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?s=4,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9]+2*[.D19]" office:value-type="float" office:value="1" calcext:value-type="float">
            <text:p>1</text:p>
          </table:table-cell>
          <table:table-cell table:formula="of:=CONCATENATE(&quot;[&quot;&quot;&quot;; [.B19]; &quot;&quot;&quot;, &quot;&quot;&quot;; [.C19]; &quot;&quot;&quot;,&quot;; [.F19]; &quot;],&quot;)" office:value-type="string" office:string-value="[&quot;UHRZEIT&quot;, &quot;?s=4,6,0&quot;,1]," calcext:value-type="string">
            <text:p>["UHRZEIT", "?s=4,6,0",1]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?s=4,6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0]+2*[.D20]" office:value-type="float" office:value="1" calcext:value-type="float">
            <text:p>1</text:p>
          </table:table-cell>
          <table:table-cell table:formula="of:=CONCATENATE(&quot;[&quot;&quot;&quot;; [.B20]; &quot;&quot;&quot;, &quot;&quot;&quot;; [.C20]; &quot;&quot;&quot;,&quot;; [.F20]; &quot;],&quot;)" office:value-type="string" office:string-value="[&quot;DATUM&quot;, &quot;?s=4,6,1&quot;,1]," calcext:value-type="string">
            <text:p>["DATUM", "?s=4,6,1",1]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GLER</text:p>
          </table:table-cell>
          <table:table-cell office:value-type="string" calcext:value-type="string">
            <text:p>?s=4,7,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&quot;&quot;&quot;; [.B21]; &quot;&quot;&quot;, &quot;&quot;&quot;; [.C21]; &quot;&quot;&quot;,&quot;; [.F21]; &quot;],&quot;)" office:value-type="string" office:string-value="[&quot;REGLER&quot;, &quot;?s=4,7,0&quot;,0]," calcext:value-type="string">
            <text:p>["REGLER", "?s=4,7,0",0]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?s=4,7,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NCATENATE(&quot;[&quot;&quot;&quot;; [.B22]; &quot;&quot;&quot;, &quot;&quot;&quot;; [.C22]; &quot;&quot;&quot;,&quot;; [.F22]; &quot;],&quot;)" office:value-type="string" office:string-value="[&quot;ISG&quot;, &quot;?s=4,7,1&quot;,1]," calcext:value-type="string">
            <text:p>["ISG", "?s=4,7,1",1]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HLERSUCHE</text:p>
          </table:table-cell>
          <table:table-cell office:value-type="string" calcext:value-type="string">
            <text:p>?s=4,8,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NCATENATE(&quot;[&quot;&quot;&quot;; [.B23]; &quot;&quot;&quot;, &quot;&quot;&quot;; [.C23]; &quot;&quot;&quot;,&quot;; [.F23]; &quot;],&quot;)" office:value-type="string" office:string-value="[&quot;FEHLERSUCHE&quot;, &quot;?s=4,8,0&quot;,1]," calcext:value-type="string">
            <text:p>["FEHLERSUCHE", "?s=4,8,0",1]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RDAMPFER</text:p>
          </table:table-cell>
          <table:table-cell office:value-type="string" calcext:value-type="string">
            <text:p>?s=4,8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4]+2*[.D24]" office:value-type="float" office:value="1" calcext:value-type="float">
            <text:p>1</text:p>
          </table:table-cell>
          <table:table-cell table:formula="of:=CONCATENATE(&quot;[&quot;&quot;&quot;; [.B24]; &quot;&quot;&quot;, &quot;&quot;&quot;; [.C24]; &quot;&quot;&quot;,&quot;; [.F24]; &quot;],&quot;)" office:value-type="string" office:string-value="[&quot;VERDAMPFER&quot;, &quot;?s=4,8,1&quot;,1]," calcext:value-type="string">
            <text:p>["VERDAMPFER", "?s=4,8,1",1]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ÄLTEAGGREGAT</text:p>
          </table:table-cell>
          <table:table-cell office:value-type="string" calcext:value-type="string">
            <text:p>?s=4,8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5]+2*[.D25]" office:value-type="float" office:value="1" calcext:value-type="float">
            <text:p>1</text:p>
          </table:table-cell>
          <table:table-cell table:formula="of:=CONCATENATE(&quot;[&quot;&quot;&quot;; [.B25]; &quot;&quot;&quot;, &quot;&quot;&quot;; [.C25]; &quot;&quot;&quot;,&quot;; [.F25]; &quot;],&quot;)" office:value-type="string" office:string-value="[&quot;KÄLTEAGGREGAT&quot;, &quot;?s=4,8,2&quot;,1]," calcext:value-type="string">
            <text:p>["KÄLTEAGGREGAT", "?s=4,8,2",1]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ÜFTEN</text:p>
          </table:table-cell>
          <table:table-cell office:value-type="string" calcext:value-type="string">
            <text:p>?s=4,8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]+2*[.D26]" office:value-type="float" office:value="0" calcext:value-type="float">
            <text:p>0</text:p>
          </table:table-cell>
          <table:table-cell table:formula="of:=CONCATENATE(&quot;[&quot;&quot;&quot;; [.B26]; &quot;&quot;&quot;, &quot;&quot;&quot;; [.C26]; &quot;&quot;&quot;,&quot;; [.F26]; &quot;],&quot;)" office:value-type="string" office:string-value="[&quot;LÜFTEN&quot;, &quot;?s=4,8,3&quot;,0]," calcext:value-type="string">
            <text:p>["LÜFTEN", "?s=4,8,3",0]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UMPENZYKLEN</text:p>
          </table:table-cell>
          <table:table-cell office:value-type="string" calcext:value-type="string">
            <text:p>?s=4,8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7]+2*[.D27]" office:value-type="float" office:value="1" calcext:value-type="float">
            <text:p>1</text:p>
          </table:table-cell>
          <table:table-cell table:formula="of:=CONCATENATE(&quot;[&quot;&quot;&quot;; [.B27]; &quot;&quot;&quot;, &quot;&quot;&quot;; [.C27]; &quot;&quot;&quot;,&quot;; [.F27]; &quot;]]&quot;)" office:value-type="string" office:string-value="[&quot;PUMPENZYKLEN&quot;, &quot;?s=4,8,4&quot;,1]]" calcext:value-type="string">
            <text:p>["PUMPENZYKLEN", "?s=4,8,4",1]]</text:p>
          </table:table-cell>
        </table:table-row>
      </table:table>
      <table:table table:name="ISG-Config Datenfelder" table:style-name="ta1">
        <table:table-column table:style-name="co3" table:number-columns-repeated="3" table:default-cell-style-name="Default"/>
        <table:table-column table:style-name="co12" table:default-cell-style-name="ce4"/>
        <table:table-column table:style-name="co13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1011" table:default-cell-style-name="Default"/>
        <table:table-row table:style-name="ro2">
          <table:table-cell office:value-type="string" calcext:value-type="string">
            <text:p>Index alt</text:p>
          </table:table-cell>
          <table:table-cell office:value-type="string" calcext:value-type="string">
            <text:p>Index neu</text:p>
          </table:table-cell>
          <table:table-cell office:value-type="string" calcext:value-type="string">
            <text:p>ISG-Index</text:p>
          </table:table-cell>
          <table:table-cell table:style-name="Default" office:value-type="string" calcext:value-type="string">
            <text:p>Bezeichnung</text:p>
          </table:table-cell>
          <table:table-cell office:value-type="string" calcext:value-type="string">
            <text:p>Seiten-Index</text:p>
          </table:table-cell>
          <table:table-cell table:style-name="ce8" office:value-type="string" calcext:value-type="string">
            <text:p>Gruppe (SQL-Tabelle)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Min-Wert</text:p>
          </table:table-cell>
          <table:table-cell office:value-type="string" calcext:value-type="string">
            <text:p>Max-Wer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Bemerkung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HK1RaumTTa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2];&quot;, &quot;&quot;&quot;;[.D2];&quot;&quot;&quot;, &quot;;[.F2];&quot;, &quot;;[.G2];&quot;, &quot;;[.H2];&quot;, &quot;;[.I2];&quot;, &quot;&quot;&quot;;[.J2];&quot;&quot;&quot;],&quot;)" office:value-type="string" office:string-value="[5, &quot;HK1RaumTTag&quot;, 0, 1, 10, 30, &quot;°C&quot;]," calcext:value-type="string">
            <text:p>[5, "HK1RaumTTag", 0, 1, 10, 30, "°C"],</text:p>
          </table:table-cell>
          <table:table-cell office:value-type="string" calcext:value-type="string">
            <text:p>Raumtemp. HK1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HK2RaumTT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3];&quot;, &quot;&quot;&quot;;[.D3];&quot;&quot;&quot;, &quot;;[.F3];&quot;, &quot;;[.G3];&quot;, &quot;;[.H3];&quot;, &quot;;[.I3];&quot;, &quot;&quot;&quot;;[.J3];&quot;&quot;&quot;],&quot;)" office:value-type="string" office:string-value="[6, &quot;HK2RaumTTag&quot;, 0, 1, 10, 30, &quot;°C&quot;]," calcext:value-type="string">
            <text:p>[6, "HK2RaumTTag", 0, 1, 10, 30, "°C"],</text:p>
          </table:table-cell>
          <table:table-cell office:value-type="string" calcext:value-type="string">
            <text:p>Raumtemp. HK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HK1RaumTNach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4];&quot;, &quot;&quot;&quot;;[.D4];&quot;&quot;&quot;, &quot;;[.F4];&quot;, &quot;;[.G4];&quot;, &quot;;[.H4];&quot;, &quot;;[.I4];&quot;, &quot;&quot;&quot;;[.J4];&quot;&quot;&quot;],&quot;)" office:value-type="string" office:string-value="[7, &quot;HK1RaumTNacht&quot;, 0, 1, 10, 30, &quot;°C&quot;]," calcext:value-type="string">
            <text:p>[7, "HK1RaumTNacht", 0, 1, 10, 30, "°C"],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HK2RaumTNac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5];&quot;, &quot;&quot;&quot;;[.D5];&quot;&quot;&quot;, &quot;;[.F5];&quot;, &quot;;[.G5];&quot;, &quot;;[.H5];&quot;, &quot;;[.I5];&quot;, &quot;&quot;&quot;;[.J5];&quot;&quot;&quot;],&quot;)" office:value-type="string" office:string-value="[8, &quot;HK2RaumTNacht&quot;, 0, 1, 10, 30, &quot;°C&quot;]," calcext:value-type="string">
            <text:p>[8, "HK2RaumTNacht", 0, 1, 10, 30, "°C"],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HK1Fusspunk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formula="of:=CONCATENATE(&quot;[&quot;;[.C6];&quot;, &quot;&quot;&quot;;[.D6];&quot;&quot;&quot;, &quot;;[.F6];&quot;, &quot;;[.G6];&quot;, &quot;;[.H6];&quot;, &quot;;[.I6];&quot;, &quot;&quot;&quot;;[.J6];&quot;&quot;&quot;],&quot;)" office:value-type="string" office:string-value="[16, &quot;HK1Fusspunkt&quot;, 0, 1, 0, 20, &quot;°C&quot;]," calcext:value-type="string">
            <text:p>[16, "HK1Fusspunkt", 0, 1, 0, 20, "°C"],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WWSollTa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  <table:table-cell table:formula="of:=CONCATENATE(&quot;[&quot;;[.C7];&quot;, &quot;&quot;&quot;;[.D7];&quot;&quot;&quot;, &quot;;[.F7];&quot;, &quot;;[.G7];&quot;, &quot;;[.H7];&quot;, &quot;;[.I7];&quot;, &quot;&quot;&quot;;[.J7];&quot;&quot;&quot;],&quot;)" office:value-type="string" office:string-value="[17, &quot;WWSollTag&quot;, 1, 1, 10, 55, &quot;°C&quot;]," calcext:value-type="string">
            <text:p>[17, "WWSollTag", 1, 1, 10, 55, "°C"],</text:p>
          </table:table-cell>
          <table:table-cell office:value-type="string" calcext:value-type="string">
            <text:p>Warmwasser Temperaturen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HMaxVorlaufTem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°C</text:p>
          </table:table-cell>
          <table:table-cell table:formula="of:=CONCATENATE(&quot;[&quot;;[.C8];&quot;, &quot;&quot;&quot;;[.D8];&quot;&quot;&quot;, &quot;;[.F8];&quot;, &quot;;[.G8];&quot;, &quot;;[.H8];&quot;, &quot;;[.I8];&quot;, &quot;&quot;&quot;;[.J8];&quot;&quot;&quot;],&quot;)" office:value-type="string" office:string-value="[21, &quot;HMaxVorlaufTemp&quot;, 0, 1, 10, 75, &quot;°C&quot;]," calcext:value-type="string">
            <text:p>[21, "HMaxVorlaufTemp", 0, 1, 10, 75, "°C"],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HK1TempSollMa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°C</text:p>
          </table:table-cell>
          <table:table-cell table:formula="of:=CONCATENATE(&quot;[&quot;;[.C9];&quot;, &quot;&quot;&quot;;[.D9];&quot;&quot;&quot;, &quot;;[.F9];&quot;, &quot;;[.G9];&quot;, &quot;;[.H9];&quot;, &quot;;[.I9];&quot;, &quot;&quot;&quot;;[.J9];&quot;&quot;&quot;],&quot;)" office:value-type="string" office:string-value="[22, &quot;HK1TempSollMax&quot;, 0, 1, 10, 65, &quot;°C&quot;]," calcext:value-type="string">
            <text:p>[22, "HK1TempSollMax", 0, 1, 10, 65, "°C"],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HK2TempSollMa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°C</text:p>
          </table:table-cell>
          <table:table-cell table:formula="of:=CONCATENATE(&quot;[&quot;;[.C10];&quot;, &quot;&quot;&quot;;[.D10];&quot;&quot;&quot;, &quot;;[.F10];&quot;, &quot;;[.G10];&quot;, &quot;;[.H10];&quot;, &quot;;[.I10];&quot;, &quot;&quot;&quot;;[.J10];&quot;&quot;&quot;],&quot;)" office:value-type="string" office:string-value="[23, &quot;HK2TempSollMax&quot;, 0, 1, 10, 65, &quot;°C&quot;]," calcext:value-type="string">
            <text:p>[23, "HK2TempSollMax", 0, 1, 10, 65, "°C"],</text:p>
          </table:table-cell>
          <table:table-cell table:number-columns-repeated="101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WPReset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in/Aus</text:p>
          </table:table-cell>
          <table:table-cell table:formula="of:=CONCATENATE(&quot;[&quot;;[.C11];&quot;, &quot;&quot;&quot;;[.D11];&quot;&quot;&quot;, &quot;;[.F11];&quot;, &quot;;[.H11];&quot;, &quot;;[.I11];&quot;, &quot;&quot;&quot;;[.J11];&quot;&quot;&quot;],&quot;)" office:value-type="string" office:string-value="[31, &quot;WPReset&quot;, 3, 0, 1, &quot;Ein/Aus&quot;]," calcext:value-type="string">
            <text:p>[31, "WPReset", 3, 0, 1, "Ein/Aus"],</text:p>
          </table:table-cell>
          <table:table-cell table:style-name="ce1" office:value-type="string" calcext:value-type="string">
            <text:p>Werte (1=Ein, 0=Aus)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HDaempfAussenTemp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table:formula="of:=CONCATENATE(&quot;[&quot;;[.C12];&quot;, &quot;&quot;&quot;;[.D12];&quot;&quot;&quot;, &quot;;[.F12];&quot;, &quot;;[.G12];&quot;, &quot;;[.H12];&quot;, &quot;;[.I12];&quot;, &quot;&quot;&quot;;[.J12];&quot;&quot;&quot;],&quot;)" office:value-type="string" office:string-value="[34, &quot;HDaempfAussenTemp&quot;, 0, 0, 0, 24, &quot;h&quot;]," calcext:value-type="string">
            <text:p>[34, "HDaempfAussenTemp", 0, 0, 0, 24, "h"],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HK1Steigu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[&quot;;[.C13];&quot;, &quot;&quot;&quot;;[.D13];&quot;&quot;&quot;, &quot;;[.F13];&quot;, &quot;;[.G13];&quot;, &quot;;[.H13];&quot;, &quot;;[.I13];&quot;, &quot;&quot;&quot;;[.J13];&quot;&quot;&quot;],&quot;)" office:value-type="string" office:string-value="[35, &quot;HK1Steigung&quot;, 0, 1, 0, 5, &quot;&quot;]," calcext:value-type="string">
            <text:p>[35, "HK1Steigung", 0, 1, 0, 5, ""],</text:p>
          </table:table-cell>
          <table:table-cell office:value-type="string" calcext:value-type="string">
            <text:p>Heizkurve HK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HK2Steigu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[&quot;;[.C14];&quot;, &quot;&quot;&quot;;[.D14];&quot;&quot;&quot;, &quot;;[.F14];&quot;, &quot;;[.G14];&quot;, &quot;;[.H14];&quot;, &quot;;[.I14];&quot;, &quot;&quot;&quot;;[.J14];&quot;&quot;&quot;],&quot;)" office:value-type="string" office:string-value="[36, &quot;HK2Steigung&quot;, 0, 1, 0, 5, &quot;&quot;]," calcext:value-type="string">
            <text:p>[36, "HK2Steigung", 0, 1, 0, 5, ""],</text:p>
          </table:table-cell>
          <table:table-cell office:value-type="string" calcext:value-type="string">
            <text:p>Heizkurve HK2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HK1Raumeinflus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&quot;[&quot;;[.C15];&quot;, &quot;&quot;&quot;;[.D15];&quot;&quot;&quot;, &quot;;[.F15];&quot;, &quot;;[.G15];&quot;, &quot;;[.H15];&quot;, &quot;;[.I15];&quot;, &quot;&quot;&quot;;[.J15];&quot;&quot;&quot;],&quot;)" office:value-type="string" office:string-value="[37, &quot;HK1Raumeinfluss&quot;, 0, 0, 0, 100, &quot;&quot;]," calcext:value-type="string">
            <text:p>[37, "HK1Raumeinfluss", 0, 0, 0, 100, ""],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HK2Raumeinflus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&quot;[&quot;;[.C16];&quot;, &quot;&quot;&quot;;[.D16];&quot;&quot;&quot;, &quot;;[.F16];&quot;, &quot;;[.G16];&quot;, &quot;;[.H16];&quot;, &quot;;[.I16];&quot;, &quot;&quot;&quot;;[.J16];&quot;&quot;&quot;],&quot;)" office:value-type="string" office:string-value="[38, &quot;HK2Raumeinfluss&quot;, 0, 0, 0, 100, &quot;&quot;]," calcext:value-type="string">
            <text:p>[38, "HK2Raumeinfluss", 0, 0, 0, 100, ""],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HSommerbetrie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°C</text:p>
          </table:table-cell>
          <table:table-cell table:formula="of:=CONCATENATE(&quot;[&quot;;[.C17];&quot;, &quot;&quot;&quot;;[.D17];&quot;&quot;&quot;, &quot;;[.F17];&quot;, &quot;;[.G17];&quot;, &quot;;[.H17];&quot;, &quot;;[.I17];&quot;, &quot;&quot;&quot;;[.J17];&quot;&quot;&quot;],&quot;)" office:value-type="string" office:string-value="[40, &quot;HSommerbetrieb&quot;, 0, 1, 10, 25, &quot;°C&quot;]," calcext:value-type="string">
            <text:p>[40, "HSommerbetrieb", 0, 1, 10, 25, "°C"],</text:p>
          </table:table-cell>
          <table:table-cell table:number-columns-repeated="10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atumTag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formula="of:=CONCATENATE(&quot;[&quot;;[.C18];&quot;, &quot;&quot;&quot;;[.D18];&quot;&quot;&quot;, &quot;;[.F18];&quot;, &quot;;[.H18];&quot;, &quot;;[.I18];&quot;, &quot;&quot;&quot;;[.J18];&quot;&quot;&quot;],&quot;)" office:value-type="string" office:string-value="[49, &quot;DatumTag&quot;, 3, 1, 31, &quot;&quot;]," calcext:value-type="string">
            <text:p>[49, "DatumTag", 3, 1, 31, ""],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atumMon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formula="of:=CONCATENATE(&quot;[&quot;;[.C19];&quot;, &quot;&quot;&quot;;[.D19];&quot;&quot;&quot;, &quot;;[.F19];&quot;, &quot;;[.H19];&quot;, &quot;;[.I19];&quot;, &quot;&quot;&quot;;[.J19];&quot;&quot;&quot;],&quot;)" office:value-type="string" office:string-value="[50, &quot;DatumMon&quot;, 3, 1, 12, &quot;&quot;]," calcext:value-type="string">
            <text:p>[50, "DatumMon", 3, 1, 12, ""],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atumJah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formula="of:=CONCATENATE(&quot;[&quot;;[.C20];&quot;, &quot;&quot;&quot;;[.D20];&quot;&quot;&quot;, &quot;;[.F20];&quot;, &quot;;[.H20];&quot;, &quot;;[.I20];&quot;, &quot;&quot;&quot;;[.J20];&quot;&quot;&quot;],&quot;)" office:value-type="string" office:string-value="[51, &quot;DatumJahr&quot;, 3, 0, 99, &quot;&quot;]," calcext:value-type="string">
            <text:p>[51, "DatumJahr", 3, 0, 99, ""],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eitStund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CONCATENATE(&quot;[&quot;;[.C21];&quot;, &quot;&quot;&quot;;[.D21];&quot;&quot;&quot;, &quot;;[.F21];&quot;, &quot;;[.H21];&quot;, &quot;;[.I21];&quot;, &quot;&quot;&quot;;[.J21];&quot;&quot;&quot;],&quot;)" office:value-type="string" office:string-value="[52, &quot;ZeitStunde&quot;, 3, 0, 23, &quot;&quot;]," calcext:value-type="string">
            <text:p>[52, "ZeitStunde", 3, 0, 23, ""],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eitMinut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formula="of:=CONCATENATE(&quot;[&quot;;[.C22];&quot;, &quot;&quot;&quot;;[.D22];&quot;&quot;&quot;, &quot;;[.F22];&quot;, &quot;;[.H22];&quot;, &quot;;[.I22];&quot;, &quot;&quot;&quot;;[.J22];&quot;&quot;&quot;],&quot;)" office:value-type="string" office:string-value="[53, &quot;ZeitMinute&quot;, 3, 0, 59, &quot;&quot;]," calcext:value-type="string">
            <text:p>[53, "ZeitMinute", 3, 0, 59, ""],</text:p>
          </table:table-cell>
          <table:table-cell table:style-name="ce1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HK1SollHan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°C</text:p>
          </table:table-cell>
          <table:table-cell table:formula="of:=CONCATENATE(&quot;[&quot;;[.C23];&quot;, &quot;&quot;&quot;;[.D23];&quot;&quot;&quot;, &quot;;[.F23];&quot;, &quot;;[.G23];&quot;, &quot;;[.H23];&quot;, &quot;;[.I23];&quot;, &quot;&quot;&quot;;[.J23];&quot;&quot;&quot;],&quot;)" office:value-type="string" office:string-value="[54, &quot;HK1SollHand&quot;, 0, 1, 10, 65, &quot;°C&quot;]," calcext:value-type="string">
            <text:p>[54, "HK1SollHand", 0, 1, 10, 65, "°C"],</text:p>
          </table:table-cell>
          <table:table-cell office:value-type="string" calcext:value-type="string">
            <text:p>Heizkreistemp. HK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HK2SollH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°C</text:p>
          </table:table-cell>
          <table:table-cell table:formula="of:=CONCATENATE(&quot;[&quot;;[.C24];&quot;, &quot;&quot;&quot;;[.D24];&quot;&quot;&quot;, &quot;;[.F24];&quot;, &quot;;[.G24];&quot;, &quot;;[.H24];&quot;, &quot;;[.I24];&quot;, &quot;&quot;&quot;;[.J24];&quot;&quot;&quot;],&quot;)" office:value-type="string" office:string-value="[55, &quot;HK2SollHand&quot;, 0, 1, 10, 65, &quot;°C&quot;]," calcext:value-type="string">
            <text:p>[55, "HK2SollHand", 0, 1, 10, 65, "°C"],</text:p>
          </table:table-cell>
          <table:table-cell office:value-type="string" calcext:value-type="string">
            <text:p>Heizkreistemp. HK2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HK1TempSollM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°C</text:p>
          </table:table-cell>
          <table:table-cell table:formula="of:=CONCATENATE(&quot;[&quot;;[.C25];&quot;, &quot;&quot;&quot;;[.D25];&quot;&quot;&quot;, &quot;;[.F25];&quot;, &quot;;[.G25];&quot;, &quot;;[.H25];&quot;, &quot;;[.I25];&quot;, &quot;&quot;&quot;;[.J25];&quot;&quot;&quot;],&quot;)" office:value-type="string" office:string-value="[56, &quot;HK1TempSollMin&quot;, 0, 1, 0, 40, &quot;°C&quot;]," calcext:value-type="string">
            <text:p>[56, "HK1TempSollMin", 0, 1, 0, 40, "°C"],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HK2TempSollM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°C</text:p>
          </table:table-cell>
          <table:table-cell table:formula="of:=CONCATENATE(&quot;[&quot;;[.C26];&quot;, &quot;&quot;&quot;;[.D26];&quot;&quot;&quot;, &quot;;[.F26];&quot;, &quot;;[.G26];&quot;, &quot;;[.H26];&quot;, &quot;;[.I26];&quot;, &quot;&quot;&quot;;[.J26];&quot;&quot;&quot;],&quot;)" office:value-type="string" office:string-value="[57, &quot;HK2TempSollMin&quot;, 0, 1, 0, 40, &quot;°C&quot;]," calcext:value-type="string">
            <text:p>[57, "HK2TempSollMin", 0, 1, 0, 40, "°C"],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HK1RaumTBere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27];&quot;, &quot;&quot;&quot;;[.D27];&quot;&quot;&quot;, &quot;;[.F27];&quot;, &quot;;[.G27];&quot;, &quot;;[.H27];&quot;, &quot;;[.I27];&quot;, &quot;&quot;&quot;;[.J27];&quot;&quot;&quot;],&quot;)" office:value-type="string" office:string-value="[58, &quot;HK1RaumTBereit&quot;, 0, 1, 10, 30, &quot;°C&quot;]," calcext:value-type="string">
            <text:p>[58, "HK1RaumTBereit", 0, 1, 10, 30, "°C"],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HK2RaumTBere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28];&quot;, &quot;&quot;&quot;;[.D28];&quot;&quot;&quot;, &quot;;[.F28];&quot;, &quot;;[.G28];&quot;, &quot;;[.H28];&quot;, &quot;;[.I28];&quot;, &quot;&quot;&quot;;[.J28];&quot;&quot;&quot;],&quot;)" office:value-type="string" office:string-value="[59, &quot;HK2RaumTBereit&quot;, 0, 1, 10, 30, &quot;°C&quot;]," calcext:value-type="string">
            <text:p>[59, "HK2RaumTBereit", 0, 1, 10, 30, "°C"],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WWHystere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CONCATENATE(&quot;[&quot;;[.C29];&quot;, &quot;&quot;&quot;;[.D29];&quot;&quot;&quot;, &quot;;[.F29];&quot;, &quot;;[.G29];&quot;, &quot;;[.H29];&quot;, &quot;;[.I29];&quot;, &quot;&quot;&quot;;[.J29];&quot;&quot;&quot;],&quot;)" office:value-type="string" office:string-value="[60, &quot;WWHysterese&quot;, 1, 1, 2, 10, &quot;K&quot;]," calcext:value-type="string">
            <text:p>[60, "WWHysterese", 1, 1, 2, 10, "K"],</text:p>
          </table:table-cell>
          <table:table-cell office:value-type="string" calcext:value-type="string">
            <text:p>Warmwasser Grundeinstellungen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HIntA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Kmin</text:p>
          </table:table-cell>
          <table:table-cell table:formula="of:=CONCATENATE(&quot;[&quot;;[.C30];&quot;, &quot;&quot;&quot;;[.D30];&quot;&quot;&quot;, &quot;;[.F30];&quot;, &quot;;[.G30];&quot;, &quot;;[.H30];&quot;, &quot;;[.I30];&quot;, &quot;&quot;&quot;;[.J30];&quot;&quot;&quot;],&quot;)" office:value-type="string" office:string-value="[61, &quot;HIntAnt&quot;, 0, 0, 1, 999, &quot;Kmin&quot;]," calcext:value-type="string">
            <text:p>[61, "HIntAnt", 0, 0, 1, 999, "Kmin"],</text:p>
          </table:table-cell>
          <table:table-cell office:value-type="string" calcext:value-type="string">
            <text:p>Heizen Grundeinstellungen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WWMaxDauerWWErzeu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NCATENATE(&quot;[&quot;;[.C31];&quot;, &quot;&quot;&quot;;[.D31];&quot;&quot;&quot;, &quot;;[.F31];&quot;, &quot;;[.G31];&quot;, &quot;;[.H31];&quot;, &quot;;[.I31];&quot;, &quot;&quot;&quot;;[.J31];&quot;&quot;&quot;],&quot;)" office:value-type="string" office:string-value="[62, &quot;WWMaxDauerWWErzeug&quot;, 1, 0, 6, 12, &quot;h&quot;]," calcext:value-type="string">
            <text:p>[62, "WWMaxDauerWWErzeug", 1, 0, 6, 12, "h"],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HBivalen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formula="of:=CONCATENATE(&quot;[&quot;;[.C32];&quot;, &quot;&quot;&quot;;[.D32];&quot;&quot;&quot;, &quot;;[.F32];&quot;, &quot;;[.G32];&quot;, &quot;;[.H32];&quot;, &quot;;[.I32];&quot;, &quot;&quot;&quot;;[.J32];&quot;&quot;&quot;],&quot;)" office:value-type="string" office:string-value="[64, &quot;HBivalenz&quot;, 0, 1, -20, 10, &quot;°C&quot;]," calcext:value-type="string">
            <text:p>[64, "HBivalenz", 0, 1, -20, 10, "°C"],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lTempDifferen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</text:p>
          </table:table-cell>
          <table:table-cell table:formula="of:=CONCATENATE(&quot;[&quot;;[.C33];&quot;, &quot;&quot;&quot;;[.D33];&quot;&quot;&quot;, &quot;;[.F33];&quot;, &quot;;[.G33];&quot;, &quot;;[.H33];&quot;, &quot;;[.I33];&quot;, &quot;&quot;&quot;;[.J33];&quot;&quot;&quot;],&quot;)" office:value-type="string" office:string-value="[65, &quot;SolTempDifferenz&quot;, 2, 1, 2, 15, &quot;K&quot;]," calcext:value-type="string">
            <text:p>[65, "SolTempDifferenz", 2, 1, 2, 15, "K"],</text:p>
          </table:table-cell>
          <table:table-cell table:number-columns-repeated="101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FehlerspLoesche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in/Aus</text:p>
          </table:table-cell>
          <table:table-cell table:formula="of:=CONCATENATE(&quot;[&quot;;[.C34];&quot;, &quot;&quot;&quot;;[.D34];&quot;&quot;&quot;, &quot;;[.F34];&quot;, &quot;;[.H34];&quot;, &quot;;[.I34];&quot;, &quot;&quot;&quot;;[.J34];&quot;&quot;&quot;],&quot;)" office:value-type="string" office:string-value="[72, &quot;FehlerspLoeschen&quot;, 3, 0, 1, &quot;Ein/Aus&quot;]," calcext:value-type="string">
            <text:p>[72, "FehlerspLoeschen", 3, 0, 1, "Ein/Aus"],</text:p>
          </table:table-cell>
          <table:table-cell table:style-name="ce1" office:value-type="string" calcext:value-type="string">
            <text:p><text:span text:style-name="T1">Werte (1=Ein, 0=Aus) </text:span>Fachmann Fehlersuche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olFreigab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/Aus</text:p>
          </table:table-cell>
          <table:table-cell table:formula="of:=CONCATENATE(&quot;[&quot;;[.C35];&quot;, &quot;&quot;&quot;;[.D35];&quot;&quot;&quot;, &quot;;[.F35];&quot;, &quot;;[.G35];&quot;, &quot;;[.H35];&quot;, &quot;;[.I35];&quot;, &quot;&quot;&quot;;[.J35];&quot;&quot;&quot;],&quot;)" office:value-type="string" office:string-value="[75, &quot;SolFreigabe&quot;, 2, 0, 0, 1, &quot;Ein/Aus&quot;]," calcext:value-type="string">
            <text:p>[75, "SolFreigabe", 2, 0, 0, 1, "Ein/Aus"],</text:p>
          </table:table-cell>
          <table:table-cell office:value-type="string" calcext:value-type="string">
            <text:p>Solar Einstellungen Werte (1=Ein, 0=Aus)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StufeTa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[&quot;;[.C36];&quot;, &quot;&quot;&quot;;[.D36];&quot;&quot;&quot;, &quot;;[.F36];&quot;, &quot;;[.G36];&quot;, &quot;;[.H36];&quot;, &quot;;[.I36];&quot;, &quot;&quot;&quot;;[.J36];&quot;&quot;&quot;],&quot;)" office:value-type="string" office:string-value="[82, &quot;LStufeTag&quot;, 1, 0, 0, 3, &quot;&quot;]," calcext:value-type="string">
            <text:p>[82, "LStufeTag", 1, 0, 0, 3, ""],</text:p>
          </table:table-cell>
          <table:table-cell office:value-type="string" calcext:value-type="string">
            <text:p>Lüftungsstufen 0 - 3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StufeNa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[&quot;;[.C37];&quot;, &quot;&quot;&quot;;[.D37];&quot;&quot;&quot;, &quot;;[.F37];&quot;, &quot;;[.G37];&quot;, &quot;;[.H37];&quot;, &quot;;[.I37];&quot;, &quot;&quot;&quot;;[.J37];&quot;&quot;&quot;],&quot;)" office:value-type="string" office:string-value="[83, &quot;LStufeNacht&quot;, 1, 0, 0, 3, &quot;&quot;]," calcext:value-type="string">
            <text:p>[83, "LStufeNacht", 1, 0, 0, 3, ""],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StufeBerei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[&quot;;[.C38];&quot;, &quot;&quot;&quot;;[.D38];&quot;&quot;&quot;, &quot;;[.F38];&quot;, &quot;;[.G38];&quot;, &quot;;[.H38];&quot;, &quot;;[.I38];&quot;, &quot;&quot;&quot;;[.J38];&quot;&quot;&quot;],&quot;)" office:value-type="string" office:string-value="[84, &quot;LStufeBereit&quot;, 1, 0, 0, 3, &quot;&quot;]," calcext:value-type="string">
            <text:p>[84, "LStufeBereit", 1, 0, 0, 3, ""],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StufePart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[&quot;;[.C39];&quot;, &quot;&quot;&quot;;[.D39];&quot;&quot;&quot;, &quot;;[.F39];&quot;, &quot;;[.G39];&quot;, &quot;;[.H39];&quot;, &quot;;[.I39];&quot;, &quot;&quot;&quot;;[.J39];&quot;&quot;&quot;],&quot;)" office:value-type="string" office:string-value="[85, &quot;LStufeParty&quot;, 1, 0, 0, 3, &quot;&quot;]," calcext:value-type="string">
            <text:p>[85, "LStufeParty", 1, 0, 0, 3, ""],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ZeitAuss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n</text:p>
          </table:table-cell>
          <table:table-cell table:formula="of:=CONCATENATE(&quot;[&quot;;[.C40];&quot;, &quot;&quot;&quot;;[.D40];&quot;&quot;&quot;, &quot;;[.F40];&quot;, &quot;;[.G40];&quot;, &quot;;[.H40];&quot;, &quot;;[.I40];&quot;, &quot;&quot;&quot;;[.J40];&quot;&quot;&quot;],&quot;)" office:value-type="string" office:string-value="[86, &quot;LZeitAuss0&quot;, 1, 0, 0, 1000, &quot;min&quot;]," calcext:value-type="string">
            <text:p>[86, "LZeitAuss0", 1, 0, 0, 1000, "min"],</text:p>
          </table:table-cell>
          <table:table-cell office:value-type="string" calcext:value-type="string">
            <text:p>Lüftung Aussetzen Zeit in Minuten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ZeitAuss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n</text:p>
          </table:table-cell>
          <table:table-cell table:formula="of:=CONCATENATE(&quot;[&quot;;[.C41];&quot;, &quot;&quot;&quot;;[.D41];&quot;&quot;&quot;, &quot;;[.F41];&quot;, &quot;;[.G41];&quot;, &quot;;[.H41];&quot;, &quot;;[.I41];&quot;, &quot;&quot;&quot;;[.J41];&quot;&quot;&quot;],&quot;)" office:value-type="string" office:string-value="[87, &quot;LZeitAuss1&quot;, 1, 0, 0, 1000, &quot;min&quot;]," calcext:value-type="string">
            <text:p>[87, "LZeitAuss1", 1, 0, 0, 1000, "min"],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ZeitAuss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n</text:p>
          </table:table-cell>
          <table:table-cell table:formula="of:=CONCATENATE(&quot;[&quot;;[.C42];&quot;, &quot;&quot;&quot;;[.D42];&quot;&quot;&quot;, &quot;;[.F42];&quot;, &quot;;[.G42];&quot;, &quot;;[.H42];&quot;, &quot;;[.I42];&quot;, &quot;&quot;&quot;;[.J42];&quot;&quot;&quot;],&quot;)" office:value-type="string" office:string-value="[88, &quot;LZeitAuss2&quot;, 1, 0, 0, 1000, &quot;min&quot;]," calcext:value-type="string">
            <text:p>[88, "LZeitAuss2", 1, 0, 0, 1000, "min"],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ZeitAuss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n</text:p>
          </table:table-cell>
          <table:table-cell table:formula="of:=CONCATENATE(&quot;[&quot;;[.C43];&quot;, &quot;&quot;&quot;;[.D43];&quot;&quot;&quot;, &quot;;[.F43];&quot;, &quot;;[.G43];&quot;, &quot;;[.H43];&quot;, &quot;;[.I43];&quot;, &quot;&quot;&quot;;[.J43];&quot;&quot;&quot;],&quot;)" office:value-type="string" office:string-value="[89, &quot;LZeitAuss3&quot;, 1, 0, 0, 1000, &quot;min&quot;]," calcext:value-type="string">
            <text:p>[89, "LZeitAuss3", 1, 0, 0, 1000, "min"],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PassivKuehlu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[&quot;;[.C44];&quot;, &quot;&quot;&quot;;[.D44];&quot;&quot;&quot;, &quot;;[.F44];&quot;, &quot;;[.G44];&quot;, &quot;;[.H44];&quot;, &quot;;[.I44];&quot;, &quot;&quot;&quot;;[.J44];&quot;&quot;&quot;],&quot;)" office:value-type="string" office:string-value="[90, &quot;LPassivKuehlung&quot;, 1, 0, 0, 2, &quot;&quot;]," calcext:value-type="string">
            <text:p>[90, "LPassivKuehlung", 1, 0, 0, 2, ""],</text:p>
          </table:table-cell>
          <table:table-cell office:value-type="string" calcext:value-type="string">
            <text:p>Werte (0=Aus, 1=Ablüften, 2=Zulüften)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VolZu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³/h</text:p>
          </table:table-cell>
          <table:table-cell table:formula="of:=CONCATENATE(&quot;[&quot;;[.C45];&quot;, &quot;&quot;&quot;;[.D45];&quot;&quot;&quot;, &quot;;[.F45];&quot;, &quot;;[.G45];&quot;, &quot;;[.H45];&quot;, &quot;;[.I45];&quot;, &quot;&quot;&quot;;[.J45];&quot;&quot;&quot;],&quot;)" office:value-type="string" office:string-value="[91, &quot;LVolZu1&quot;, 1, 0, 70, 300, &quot;m³/h&quot;]," calcext:value-type="string">
            <text:p>[91, "LVolZu1", 1, 0, 70, 300, "m³/h"],</text:p>
          </table:table-cell>
          <table:table-cell office:value-type="string" calcext:value-type="string">
            <text:p>Volumenstrom Zuluft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VolZu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³/h</text:p>
          </table:table-cell>
          <table:table-cell table:formula="of:=CONCATENATE(&quot;[&quot;;[.C46];&quot;, &quot;&quot;&quot;;[.D46];&quot;&quot;&quot;, &quot;;[.F46];&quot;, &quot;;[.G46];&quot;, &quot;;[.H46];&quot;, &quot;;[.I46];&quot;, &quot;&quot;&quot;;[.J46];&quot;&quot;&quot;],&quot;)" office:value-type="string" office:string-value="[92, &quot;LVolZu2&quot;, 1, 0, 70, 300, &quot;m³/h&quot;]," calcext:value-type="string">
            <text:p>[92, "LVolZu2", 1, 0, 70, 300, "m³/h"],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VolZu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³/h</text:p>
          </table:table-cell>
          <table:table-cell table:formula="of:=CONCATENATE(&quot;[&quot;;[.C47];&quot;, &quot;&quot;&quot;;[.D47];&quot;&quot;&quot;, &quot;;[.F47];&quot;, &quot;;[.G47];&quot;, &quot;;[.H47];&quot;, &quot;;[.I47];&quot;, &quot;&quot;&quot;;[.J47];&quot;&quot;&quot;],&quot;)" office:value-type="string" office:string-value="[93, &quot;LVolZu3&quot;, 1, 0, 70, 300, &quot;m³/h&quot;]," calcext:value-type="string">
            <text:p>[93, "LVolZu3", 1, 0, 70, 300, "m³/h"],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VolAb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³/h</text:p>
          </table:table-cell>
          <table:table-cell table:formula="of:=CONCATENATE(&quot;[&quot;;[.C48];&quot;, &quot;&quot;&quot;;[.D48];&quot;&quot;&quot;, &quot;;[.F48];&quot;, &quot;;[.G48];&quot;, &quot;;[.H48];&quot;, &quot;;[.I48];&quot;, &quot;&quot;&quot;;[.J48];&quot;&quot;&quot;],&quot;)" office:value-type="string" office:string-value="[94, &quot;LVolAb1&quot;, 1, 0, 70, 300, &quot;m³/h&quot;]," calcext:value-type="string">
            <text:p>[94, "LVolAb1", 1, 0, 70, 300, "m³/h"],</text:p>
          </table:table-cell>
          <table:table-cell office:value-type="string" calcext:value-type="string">
            <text:p>Volumenstrom Abluft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VolAb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³/h</text:p>
          </table:table-cell>
          <table:table-cell table:formula="of:=CONCATENATE(&quot;[&quot;;[.C49];&quot;, &quot;&quot;&quot;;[.D49];&quot;&quot;&quot;, &quot;;[.F49];&quot;, &quot;;[.G49];&quot;, &quot;;[.H49];&quot;, &quot;;[.I49];&quot;, &quot;&quot;&quot;;[.J49];&quot;&quot;&quot;],&quot;)" office:value-type="string" office:string-value="[95, &quot;LVolAb2&quot;, 1, 0, 70, 300, &quot;m³/h&quot;]," calcext:value-type="string">
            <text:p>[95, "LVolAb2", 1, 0, 70, 300, "m³/h"],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VolAb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³/h</text:p>
          </table:table-cell>
          <table:table-cell table:formula="of:=CONCATENATE(&quot;[&quot;;[.C50];&quot;, &quot;&quot;&quot;;[.D50];&quot;&quot;&quot;, &quot;;[.F50];&quot;, &quot;;[.G50];&quot;, &quot;;[.H50];&quot;, &quot;;[.I50];&quot;, &quot;&quot;&quot;;[.J50];&quot;&quot;&quot;],&quot;)" office:value-type="string" office:string-value="[96, &quot;LVolAb3&quot;, 1, 0, 70, 300, &quot;m³/h&quot;]," calcext:value-type="string">
            <text:p>[96, "LVolAb3", 1, 0, 70, 300, "m³/h"],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OfenKam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[&quot;;[.C51];&quot;, &quot;&quot;&quot;;[.D51];&quot;&quot;&quot;, &quot;;[.F51];&quot;, &quot;;[.G51];&quot;, &quot;;[.H51];&quot;, &quot;;[.I51];&quot;, &quot;&quot;&quot;;[.J51];&quot;&quot;&quot;],&quot;)" office:value-type="string" office:string-value="[97, &quot;LOfenKamin&quot;, 1, 0, 0, 2, &quot;&quot;]," calcext:value-type="string">
            <text:p>[97, "LOfenKamin", 1, 0, 0, 2, ""],</text:p>
          </table:table-cell>
          <table:table-cell office:value-type="string" calcext:value-type="string">
            <text:p>Werte (0=Aus, 1=SCHLIESSER / AUS, 2=ÖFFNER / AUS, 3=SCHLIESSER / ÜBERWACHUNG, 4=ÖFFNER / ÜBERWACHUNG)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MaxAbtaudau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n</text:p>
          </table:table-cell>
          <table:table-cell table:formula="of:=CONCATENATE(&quot;[&quot;;[.C52];&quot;, &quot;&quot;&quot;;[.D52];&quot;&quot;&quot;, &quot;;[.F52];&quot;, &quot;;[.G52];&quot;, &quot;;[.H52];&quot;, &quot;;[.I52];&quot;, &quot;&quot;&quot;;[.J52];&quot;&quot;&quot;],&quot;)" office:value-type="string" office:string-value="[98, &quot;LMaxAbtaudauer&quot;, 1, 0, 60, 250, &quot;min&quot;]," calcext:value-type="string">
            <text:p>[98, "LMaxAbtaudauer", 1, 0, 60, 250, "min"],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btaubeginnSchwel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table:formula="of:=CONCATENATE(&quot;[&quot;;[.C53];&quot;, &quot;&quot;&quot;;[.D53];&quot;&quot;&quot;, &quot;;[.F53];&quot;, &quot;;[.G53];&quot;, &quot;;[.H53];&quot;, &quot;;[.I53];&quot;, &quot;&quot;&quot;;[.J53];&quot;&quot;&quot;],&quot;)" office:value-type="string" office:string-value="[99, &quot;LAbtaubeginnSchwelle&quot;, 1, 0, 0, 50, &quot;%&quot;]," calcext:value-type="string">
            <text:p>[99, "LAbtaubeginnSchwelle", 1, 0, 0, 50, "%"],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DrehzahlFilt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formula="of:=CONCATENATE(&quot;[&quot;;[.C54];&quot;, &quot;&quot;&quot;;[.D54];&quot;&quot;&quot;, &quot;;[.F54];&quot;, &quot;;[.G54];&quot;, &quot;;[.H54];&quot;, &quot;;[.I54];&quot;, &quot;&quot;&quot;;[.J54];&quot;&quot;&quot;],&quot;)" office:value-type="string" office:string-value="[100, &quot;LDrehzahlFilter&quot;, 1, 0, 0, 100, &quot;%&quot;]," calcext:value-type="string">
            <text:p>[100, "LDrehzahlFilter", 1, 0, 0, 100, "%"],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WWSollHa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  <table:table-cell table:formula="of:=CONCATENATE(&quot;[&quot;;[.C55];&quot;, &quot;&quot;&quot;;[.D55];&quot;&quot;&quot;, &quot;;[.F55];&quot;, &quot;;[.G55];&quot;, &quot;;[.H55];&quot;, &quot;;[.I55];&quot;, &quot;&quot;&quot;;[.J55];&quot;&quot;&quot;],&quot;)" office:value-type="string" office:string-value="[101, &quot;WWSollHand&quot;, 1, 1, 10, 55, &quot;°C&quot;]," calcext:value-type="string">
            <text:p>[101, "WWSollHand", 1, 1, 10, 55, "°C"],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WWSollBere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  <table:table-cell table:formula="of:=CONCATENATE(&quot;[&quot;;[.C56];&quot;, &quot;&quot;&quot;;[.D56];&quot;&quot;&quot;, &quot;;[.F56];&quot;, &quot;;[.G56];&quot;, &quot;;[.H56];&quot;, &quot;;[.I56];&quot;, &quot;&quot;&quot;;[.J56];&quot;&quot;&quot;],&quot;)" office:value-type="string" office:string-value="[102, &quot;WWSollBereit&quot;, 1, 1, 10, 55, &quot;°C&quot;]," calcext:value-type="string">
            <text:p>[102, "WWSollBereit", 1, 1, 10, 55, "°C"],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WWIntervAntilegionell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table:formula="of:=CONCATENATE(&quot;[&quot;;[.C57];&quot;, &quot;&quot;&quot;;[.D57];&quot;&quot;&quot;, &quot;;[.F57];&quot;, &quot;;[.G57];&quot;, &quot;;[.H57];&quot;, &quot;;[.I57];&quot;, &quot;&quot;&quot;;[.J57];&quot;&quot;&quot;],&quot;)" office:value-type="string" office:string-value="[109, &quot;WWIntervAntilegionellen&quot;, 1, 0, 1, 30, &quot;d&quot;]," calcext:value-type="string">
            <text:p>[109, "WWIntervAntilegionellen", 1, 0, 1, 30, "d"],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WAntilegTem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°C</text:p>
          </table:table-cell>
          <table:table-cell table:formula="of:=CONCATENATE(&quot;[&quot;;[.C58];&quot;, &quot;&quot;&quot;;[.D58];&quot;&quot;&quot;, &quot;;[.F58];&quot;, &quot;;[.G58];&quot;, &quot;;[.H58];&quot;, &quot;;[.I58];&quot;, &quot;&quot;&quot;;[.J58];&quot;&quot;&quot;],&quot;)" office:value-type="string" office:string-value="[110, &quot;WWAntilegTemp&quot;, 1, 1, 10, 65, &quot;°C&quot;]," calcext:value-type="string">
            <text:p>[110, "WWAntilegTemp", 1, 1, 10, 65, "°C"],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WWZeitsperre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in</text:p>
          </table:table-cell>
          <table:table-cell table:formula="of:=CONCATENATE(&quot;[&quot;;[.C59];&quot;, &quot;&quot;&quot;;[.D59];&quot;&quot;&quot;, &quot;;[.F59];&quot;, &quot;;[.G59];&quot;, &quot;;[.H59];&quot;, &quot;;[.I59];&quot;, &quot;&quot;&quot;;[.J59];&quot;&quot;&quot;],&quot;)" office:value-type="string" office:string-value="[111, &quot;WWZeitsperreNE&quot;, 1, 0, 0, 360, &quot;min&quot;]," calcext:value-type="string">
            <text:p>[111, "WWZeitsperreNE", 1, 0, 0, 360, "min"],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WWTempFreigabe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formula="of:=CONCATENATE(&quot;[&quot;;[.C60];&quot;, &quot;&quot;&quot;;[.D60];&quot;&quot;&quot;, &quot;;[.F60];&quot;, &quot;;[.G60];&quot;, &quot;;[.H60];&quot;, &quot;;[.I60];&quot;, &quot;&quot;&quot;;[.J60];&quot;&quot;&quot;],&quot;)" office:value-type="string" office:string-value="[112, &quot;WWTempFreigabeNE&quot;, 1, 1, -10, 10, &quot;°C&quot;]," calcext:value-type="string">
            <text:p>[112, "WWTempFreigabeNE", 1, 1, -10, 10, "°C"],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WNEStuf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[&quot;;[.C61];&quot;, &quot;&quot;&quot;;[.D61];&quot;&quot;&quot;, &quot;;[.F61];&quot;, &quot;;[.G61];&quot;, &quot;;[.H61];&quot;, &quot;;[.I61];&quot;, &quot;&quot;&quot;;[.J61];&quot;&quot;&quot;],&quot;)" office:value-type="string" office:string-value="[113, &quot;WWNEStufe&quot;, 1, 0, 1, 3, &quot;&quot;]," calcext:value-type="string">
            <text:p>[113, "WWNEStufe", 1, 0, 1, 3, ""],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WPufferbetrie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/Aus</text:p>
          </table:table-cell>
          <table:table-cell table:formula="of:=CONCATENATE(&quot;[&quot;;[.C62];&quot;, &quot;&quot;&quot;;[.D62];&quot;&quot;&quot;, &quot;;[.F62];&quot;, &quot;;[.G62];&quot;, &quot;;[.H62];&quot;, &quot;;[.I62];&quot;, &quot;&quot;&quot;;[.J62];&quot;&quot;&quot;],&quot;)" office:value-type="string" office:string-value="[114, &quot;WWPufferbetrieb&quot;, 1, 0, 0, 1, &quot;Ein/Aus&quot;]," calcext:value-type="string">
            <text:p>[114, "WWPufferbetrieb", 1, 0, 0, 1, "Ein/Aus"],</text:p>
          </table:table-cell>
          <table:table-cell office:value-type="string" calcext:value-type="string">
            <text:p>Werte (1=Ein, 0=Aus)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WMaxVorlaufTem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°C</text:p>
          </table:table-cell>
          <table:table-cell table:formula="of:=CONCATENATE(&quot;[&quot;;[.C63];&quot;, &quot;&quot;&quot;;[.D63];&quot;&quot;&quot;, &quot;;[.F63];&quot;, &quot;;[.G63];&quot;, &quot;;[.H63];&quot;, &quot;;[.I63];&quot;, &quot;&quot;&quot;;[.J63];&quot;&quot;&quot;],&quot;)" office:value-type="string" office:string-value="[115, &quot;WWMaxVorlaufTemp&quot;, 1, 1, 10, 75, &quot;°C&quot;]," calcext:value-type="string">
            <text:p>[115, "WWMaxVorlaufTemp", 1, 1, 10, 75, "°C"],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WEC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/Aus</text:p>
          </table:table-cell>
          <table:table-cell table:formula="of:=CONCATENATE(&quot;[&quot;;[.C64];&quot;, &quot;&quot;&quot;;[.D64];&quot;&quot;&quot;, &quot;;[.F64];&quot;, &quot;;[.G64];&quot;, &quot;;[.H64];&quot;, &quot;;[.I64];&quot;, &quot;&quot;&quot;;[.J64];&quot;&quot;&quot;],&quot;)" office:value-type="string" office:string-value="[116, &quot;WWECO&quot;, 1, 0, 0, 1, &quot;Ein/Aus&quot;]," calcext:value-type="string">
            <text:p>[116, "WWECO", 1, 0, 0, 1, "Ein/Aus"],</text:p>
          </table:table-cell>
          <table:table-cell office:value-type="string" calcext:value-type="string">
            <text:p>Werte (1=Ein, 0=Aus)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olVerzVerdichterWW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n</text:p>
          </table:table-cell>
          <table:table-cell table:formula="of:=CONCATENATE(&quot;[&quot;;[.C65];&quot;, &quot;&quot;&quot;;[.D65];&quot;&quot;&quot;, &quot;;[.F65];&quot;, &quot;;[.G65];&quot;, &quot;;[.H65];&quot;, &quot;;[.I65];&quot;, &quot;&quot;&quot;;[.J65];&quot;&quot;&quot;],&quot;)" office:value-type="string" office:string-value="[117, &quot;SolVerzVerdichterWW&quot;, 2, 0, 0, 500, &quot;min&quot;]," calcext:value-type="string">
            <text:p>[117, "SolVerzVerdichterWW", 2, 0, 0, 500, "min"],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olHystere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CONCATENATE(&quot;[&quot;;[.C66];&quot;, &quot;&quot;&quot;;[.D66];&quot;&quot;&quot;, &quot;;[.F66];&quot;, &quot;;[.G66];&quot;, &quot;;[.H66];&quot;, &quot;;[.I66];&quot;, &quot;&quot;&quot;;[.J66];&quot;&quot;&quot;],&quot;)" office:value-type="string" office:string-value="[118, &quot;SolHysterese&quot;, 2, 1, 0, 5, &quot;K&quot;]," calcext:value-type="string">
            <text:p>[118, "SolHysterese", 2, 1, 0, 5, "K"],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HK1AntVorlau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formula="of:=CONCATENATE(&quot;[&quot;;[.C67];&quot;, &quot;&quot;&quot;;[.D67];&quot;&quot;&quot;, &quot;;[.F67];&quot;, &quot;;[.G67];&quot;, &quot;;[.H67];&quot;, &quot;;[.I67];&quot;, &quot;&quot;&quot;;[.J67];&quot;&quot;&quot;],&quot;)" office:value-type="string" office:string-value="[127, &quot;HK1AntVorlauf&quot;, 0, 0, 0, 100, &quot;%&quot;]," calcext:value-type="string">
            <text:p>[127, "HK1AntVorlauf", 0, 0, 0, 100, "%"],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HK2Fusspunk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formula="of:=CONCATENATE(&quot;[&quot;;[.C68];&quot;, &quot;&quot;&quot;;[.D68];&quot;&quot;&quot;, &quot;;[.F68];&quot;, &quot;;[.G68];&quot;, &quot;;[.H68];&quot;, &quot;;[.I68];&quot;, &quot;&quot;&quot;;[.J68];&quot;&quot;&quot;],&quot;)" office:value-type="string" office:string-value="[129, &quot;HK2Fusspunkt&quot;, 0, 1, 0, 20, &quot;°C&quot;]," calcext:value-type="string">
            <text:p>[129, "HK2Fusspunkt", 0, 1, 0, 20, "°C"],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HMaxStufe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[&quot;;[.C69];&quot;, &quot;&quot;&quot;;[.D69];&quot;&quot;&quot;, &quot;;[.F69];&quot;, &quot;;[.G69];&quot;, &quot;;[.H69];&quot;, &quot;;[.I69];&quot;, &quot;&quot;&quot;;[.J69];&quot;&quot;&quot;],&quot;)" office:value-type="string" office:string-value="[130, &quot;HMaxStufen&quot;, 0, 0, 0, 3, &quot;&quot;]," calcext:value-type="string">
            <text:p>[130, "HMaxStufen", 0, 0, 0, 3, ""],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HZeitsperreN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</text:p>
          </table:table-cell>
          <table:table-cell table:formula="of:=CONCATENATE(&quot;[&quot;;[.C70];&quot;, &quot;&quot;&quot;;[.D70];&quot;&quot;&quot;, &quot;;[.F70];&quot;, &quot;;[.G70];&quot;, &quot;;[.H70];&quot;, &quot;;[.I70];&quot;, &quot;&quot;&quot;;[.J70];&quot;&quot;&quot;],&quot;)" office:value-type="string" office:string-value="[131, &quot;HZeitsperreNE&quot;, 0, 0, 0, 60, &quot;min&quot;]," calcext:value-type="string">
            <text:p>[131, "HZeitsperreNE", 0, 0, 0, 60, "min"],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HHystSoW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  <table:table-cell table:formula="of:=CONCATENATE(&quot;[&quot;;[.C71];&quot;, &quot;&quot;&quot;;[.D71];&quot;&quot;&quot;, &quot;;[.F71];&quot;, &quot;;[.G71];&quot;, &quot;;[.H71];&quot;, &quot;;[.I71];&quot;, &quot;&quot;&quot;;[.J71];&quot;&quot;&quot;],&quot;)" office:value-type="string" office:string-value="[133, &quot;HHystSoWi&quot;, 0, 1, 1, 7, &quot;K&quot;]," calcext:value-type="string">
            <text:p>[133, "HHystSoWi", 0, 1, 1, 7, "K"],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HKorrektur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72];&quot;, &quot;&quot;&quot;;[.D72];&quot;&quot;&quot;, &quot;;[.F72];&quot;, &quot;;[.G72];&quot;, &quot;;[.H72];&quot;, &quot;;[.I72];&quot;, &quot;&quot;&quot;;[.J72];&quot;&quot;&quot;],&quot;)" office:value-type="string" office:string-value="[134, &quot;HKorrekturAT&quot;, 0, 1, -20, 30, &quot;°C&quot;]," calcext:value-type="string">
            <text:p>[134, "HKorrekturAT", 0, 1, -20, 30, "°C"],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MVerdTempAbtEnd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73];&quot;, &quot;&quot;&quot;;[.D73];&quot;&quot;&quot;, &quot;;[.F73];&quot;, &quot;;[.G73];&quot;, &quot;;[.H73];&quot;, &quot;;[.I73];&quot;, &quot;&quot;&quot;;[.J73];&quot;&quot;&quot;],&quot;)" office:value-type="string" office:string-value="[149, &quot;FMVerdTempAbtEnde&quot;, 2, 1, 0, 30, &quot;°C&quot;]," calcext:value-type="string">
            <text:p>[149, "FMVerdTempAbtEnde", 2, 1, 0, 30, "°C"],</text:p>
          </table:table-cell>
          <table:table-cell office:value-type="string" calcext:value-type="string">
            <text:p>Fachmann Verdampfereinstellungen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MVerdEinfrierschutz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  <table:table-cell table:formula="of:=CONCATENATE(&quot;[&quot;;[.C74];&quot;, &quot;&quot;&quot;;[.D74];&quot;&quot;&quot;, &quot;;[.F74];&quot;, &quot;;[.G74];&quot;, &quot;;[.H74];&quot;, &quot;;[.I74];&quot;, &quot;&quot;&quot;;[.J74];&quot;&quot;&quot;],&quot;)" office:value-type="string" office:string-value="[150, &quot;FMVerdEinfrierschutzNE&quot;, 2, 1, 10, 30, &quot;°C&quot;]," calcext:value-type="string">
            <text:p>[150, "FMVerdEinfrierschutzNE", 2, 1, 10, 30, "°C"],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MVerdEinfrierschutzAbtauAb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formula="of:=CONCATENATE(&quot;[&quot;;[.C75];&quot;, &quot;&quot;&quot;;[.D75];&quot;&quot;&quot;, &quot;;[.F75];&quot;, &quot;;[.G75];&quot;, &quot;;[.H75];&quot;, &quot;;[.I75];&quot;, &quot;&quot;&quot;;[.J75];&quot;&quot;&quot;],&quot;)" office:value-type="string" office:string-value="[151, &quot;FMVerdEinfrierschutzAbtauAbr&quot;, 2, 1, 0, 20, &quot;°C&quot;]," calcext:value-type="string">
            <text:p>[151, "FMVerdEinfrierschutzAbtauAbr", 2, 1, 0, 20, "°C"],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MKAVerdTaktung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</text:p>
          </table:table-cell>
          <table:table-cell table:formula="of:=CONCATENATE(&quot;[&quot;;[.C76];&quot;, &quot;&quot;&quot;;[.D76];&quot;&quot;&quot;, &quot;;[.F76];&quot;, &quot;;[.G76];&quot;, &quot;;[.H76];&quot;, &quot;;[.I76];&quot;, &quot;&quot;&quot;;[.J76];&quot;&quot;&quot;],&quot;)" office:value-type="string" office:string-value="[152, &quot;FMKAVerdTaktung&quot;, 2, 0, 0, 20, &quot;min&quot;]," calcext:value-type="string">
            <text:p>[152, "FMKAVerdTaktung", 2, 0, 0, 20, "min"],</text:p>
          </table:table-cell>
          <table:table-cell office:value-type="string" calcext:value-type="string">
            <text:p>Fachmann Kälteaggregat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MKADrehzFortluf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formula="of:=CONCATENATE(&quot;[&quot;;[.C77];&quot;, &quot;&quot;&quot;;[.D77];&quot;&quot;&quot;, &quot;;[.F77];&quot;, &quot;;[.G77];&quot;, &quot;;[.H77];&quot;, &quot;;[.I77];&quot;, &quot;&quot;&quot;;[.J77];&quot;&quot;&quot;],&quot;)" office:value-type="string" office:string-value="[153, &quot;FMKADrehzFortluft&quot;, 2, 0, 10, 100, &quot;%&quot;]," calcext:value-type="string">
            <text:p>[153, "FMKADrehzFortluft", 2, 0, 10, 100, "%"],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MPZMaxZykle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/d</text:p>
          </table:table-cell>
          <table:table-cell table:formula="of:=CONCATENATE(&quot;[&quot;;[.C78];&quot;, &quot;&quot;&quot;;[.D78];&quot;&quot;&quot;, &quot;;[.F78];&quot;, &quot;;[.G78];&quot;, &quot;;[.H78];&quot;, &quot;;[.I78];&quot;, &quot;&quot;&quot;;[.J78];&quot;&quot;&quot;],&quot;)" office:value-type="string" office:string-value="[154, &quot;FMPZMaxZyklen&quot;, 2, 0, 25, 288, &quot;1/d&quot;]," calcext:value-type="string">
            <text:p>[154, "FMPZMaxZyklen", 2, 0, 25, 288, "1/d"],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MPZMinZykle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/d</text:p>
          </table:table-cell>
          <table:table-cell table:formula="of:=CONCATENATE(&quot;[&quot;;[.C79];&quot;, &quot;&quot;&quot;;[.D79];&quot;&quot;&quot;, &quot;;[.F79];&quot;, &quot;;[.G79];&quot;, &quot;;[.H79];&quot;, &quot;;[.I79];&quot;, &quot;&quot;&quot;;[.J79];&quot;&quot;&quot;],&quot;)" office:value-type="string" office:string-value="[155, &quot;FMPZMinZyklen&quot;, 2, 0, 1, 24, &quot;1/d&quot;]," calcext:value-type="string">
            <text:p>[155, "FMPZMinZyklen", 2, 0, 1, 24, "1/d"],</text:p>
          </table:table-cell>
          <table:table-cell office:value-type="string" calcext:value-type="string">
            <text:p>Fachmann Pumpenzyklen Einstellungen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MPZATMaxZykle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formula="of:=CONCATENATE(&quot;[&quot;;[.C80];&quot;, &quot;&quot;&quot;;[.D80];&quot;&quot;&quot;, &quot;;[.F80];&quot;, &quot;;[.G80];&quot;, &quot;;[.H80];&quot;, &quot;;[.I80];&quot;, &quot;&quot;&quot;;[.J80];&quot;&quot;&quot;],&quot;)" office:value-type="string" office:string-value="[156, &quot;FMPZATMaxZyklen&quot;, 2, 1, 0, 20, &quot;°C&quot;]," calcext:value-type="string">
            <text:p>[156, "FMPZATMaxZyklen", 2, 1, 0, 20, "°C"],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MPZATMinZykle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°C</text:p>
          </table:table-cell>
          <table:table-cell table:formula="of:=CONCATENATE(&quot;[&quot;;[.C81];&quot;, &quot;&quot;&quot;;[.D81];&quot;&quot;&quot;, &quot;;[.F81];&quot;, &quot;;[.G81];&quot;, &quot;;[.H81];&quot;, &quot;;[.I81];&quot;, &quot;&quot;&quot;;[.J81];&quot;&quot;&quot;],&quot;)" office:value-type="string" office:string-value="[157, &quot;FMPZATMinZyklen&quot;, 2, 1, 0, 25, &quot;°C&quot;]," calcext:value-type="string">
            <text:p>[157, "FMPZATMinZyklen", 2, 1, 0, 25, "°C"],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olWWTe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°C</text:p>
          </table:table-cell>
          <table:table-cell table:formula="of:=CONCATENATE(&quot;[&quot;;[.C82];&quot;, &quot;&quot;&quot;;[.D82];&quot;&quot;&quot;, &quot;;[.F82];&quot;, &quot;;[.G82];&quot;, &quot;;[.H82];&quot;, &quot;;[.I82];&quot;, &quot;&quot;&quot;;[.J82];&quot;&quot;&quot;],&quot;)" office:value-type="string" office:string-value="[160, &quot;SolWWTemp&quot;, 2, 1, 10, 75, &quot;°C&quot;]," calcext:value-type="string">
            <text:p>[160, "SolWWTemp", 2, 1, 10, 75, "°C"],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table:style-name="ce3" office:value-type="string" calcext:value-type="string">
            <text:p>WWSollNach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  <table:table-cell table:formula="of:=CONCATENATE(&quot;[&quot;;[.C83];&quot;, &quot;&quot;&quot;;[.D83];&quot;&quot;&quot;, &quot;;[.F83];&quot;, &quot;;[.G83];&quot;, &quot;;[.H83];&quot;, &quot;;[.I83];&quot;, &quot;&quot;&quot;;[.J83];&quot;&quot;&quot;],&quot;)" office:value-type="string" office:string-value="[161, &quot;WWSollNacht&quot;, 1, 1, 10, 55, &quot;°C&quot;]," calcext:value-type="string">
            <text:p>[161, "WWSollNacht", 1, 1, 10, 55, "°C"],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table:style-name="ce3" office:value-type="string" calcext:value-type="string">
            <text:p>HHysterese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CONCATENATE(&quot;[&quot;;[.C84];&quot;, &quot;&quot;&quot;;[.D84];&quot;&quot;&quot;, &quot;;[.F84];&quot;, &quot;;[.G84];&quot;, &quot;;[.H84];&quot;, &quot;;[.I84];&quot;, &quot;&quot;&quot;;[.J84];&quot;&quot;&quot;],&quot;)" office:value-type="string" office:string-value="[162, &quot;HHysterese1&quot;, 0, 1, 0, 10, &quot;K&quot;]," calcext:value-type="string">
            <text:p>[162, "HHysterese1", 0, 1, 0, 10, "K"],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table:style-name="ce3" office:value-type="string" calcext:value-type="string">
            <text:p>HHysterese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CONCATENATE(&quot;[&quot;;[.C85];&quot;, &quot;&quot;&quot;;[.D85];&quot;&quot;&quot;, &quot;;[.F85];&quot;, &quot;;[.G85];&quot;, &quot;;[.H85];&quot;, &quot;;[.I85];&quot;, &quot;&quot;&quot;;[.J85];&quot;&quot;&quot;],&quot;)" office:value-type="string" office:string-value="[163, &quot;HHysterese2&quot;, 0, 1, 0, 10, &quot;K&quot;]," calcext:value-type="string">
            <text:p>[163, "HHysterese2", 0, 1, 0, 10, "K"],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table:style-name="ce3" office:value-type="string" calcext:value-type="string">
            <text:p>HHysterese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CONCATENATE(&quot;[&quot;;[.C86];&quot;, &quot;&quot;&quot;;[.D86];&quot;&quot;&quot;, &quot;;[.F86];&quot;, &quot;;[.G86];&quot;, &quot;;[.H86];&quot;, &quot;;[.I86];&quot;, &quot;&quot;&quot;;[.J86];&quot;&quot;&quot;],&quot;)" office:value-type="string" office:string-value="[164, &quot;HHysterese3&quot;, 0, 1, 0, 5, &quot;K&quot;]," calcext:value-type="string">
            <text:p>[164, "HHysterese3", 0, 1, 0, 5, "K"],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table:style-name="ce3" office:value-type="string" calcext:value-type="string">
            <text:p>HHysterese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CONCATENATE(&quot;[&quot;;[.C87];&quot;, &quot;&quot;&quot;;[.D87];&quot;&quot;&quot;, &quot;;[.F87];&quot;, &quot;;[.G87];&quot;, &quot;;[.H87];&quot;, &quot;;[.I87];&quot;, &quot;&quot;&quot;;[.J87];&quot;&quot;&quot;],&quot;)" office:value-type="string" office:string-value="[165, &quot;HHysterese4&quot;, 0, 1, 0, 5, &quot;K&quot;]," calcext:value-type="string">
            <text:p>[165, "HHysterese4", 0, 1, 0, 5, "K"],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table:style-name="ce3" office:value-type="string" calcext:value-type="string">
            <text:p>HHysterese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CONCATENATE(&quot;[&quot;;[.C88];&quot;, &quot;&quot;&quot;;[.D88];&quot;&quot;&quot;, &quot;;[.F88];&quot;, &quot;;[.G88];&quot;, &quot;;[.H88];&quot;, &quot;;[.I88];&quot;, &quot;&quot;&quot;;[.J88];&quot;&quot;&quot;],&quot;)" office:value-type="string" office:string-value="[166, &quot;HHysterese5&quot;, 0, 1, 0, 5, &quot;K&quot;]," calcext:value-type="string">
            <text:p>[166, "HHysterese5", 0, 1, 0, 5, "K"],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table:style-name="ce3" office:value-type="string" calcext:value-type="string">
            <text:p>HAsymHystere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[&quot;;[.C89];&quot;, &quot;&quot;&quot;;[.D89];&quot;&quot;&quot;, &quot;;[.F89];&quot;, &quot;;[.G89];&quot;, &quot;;[.H89];&quot;, &quot;;[.I89];&quot;, &quot;&quot;&quot;;[.J89];&quot;&quot;&quot;],&quot;)" office:value-type="string" office:string-value="[167, &quot;HAsymHysterese&quot;, 0, 0, 1, 5, &quot;&quot;]," calcext:value-type="string">
            <text:p>[167, "HAsymHysterese", 0, 0, 1, 5, ""],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PassivKuehlungFor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/Aus</text:p>
          </table:table-cell>
          <table:table-cell table:formula="of:=CONCATENATE(&quot;[&quot;;[.C90];&quot;, &quot;&quot;&quot;;[.D90];&quot;&quot;&quot;, &quot;;[.F90];&quot;, &quot;;[.G90];&quot;, &quot;;[.H90];&quot;, &quot;;[.I90];&quot;, &quot;&quot;&quot;;[.J90];&quot;&quot;&quot;],&quot;)" office:value-type="string" office:string-value="[179, &quot;LPassivKuehlungFort&quot;, 1, 0, 0, 1, &quot;Ein/Aus&quot;]," calcext:value-type="string">
            <text:p>[179, "LPassivKuehlungFort", 1, 0, 0, 1, "Ein/Aus"],</text:p>
          </table:table-cell>
          <table:table-cell office:value-type="string" calcext:value-type="string">
            <text:p>Werte (1=Ein, 0=Aus)</text:p>
          </table:table-cell>
          <table:table-cell table:style-name="ce1"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olKolSchut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/Aus</text:p>
          </table:table-cell>
          <table:table-cell table:formula="of:=CONCATENATE(&quot;[&quot;;[.C91];&quot;, &quot;&quot;&quot;;[.D91];&quot;&quot;&quot;, &quot;;[.F91];&quot;, &quot;;[.G91];&quot;, &quot;;[.H91];&quot;, &quot;;[.I91];&quot;, &quot;&quot;&quot;;[.J91];&quot;&quot;&quot;],&quot;)" office:value-type="string" office:string-value="[180, &quot;SolKolSchutz&quot;, 2, 0, 0, 1, &quot;Ein/Aus&quot;]," calcext:value-type="string">
            <text:p>[180, "SolKolSchutz", 2, 0, 0, 1, "Ein/Aus"],</text:p>
          </table:table-cell>
          <table:table-cell office:value-type="string" calcext:value-type="string">
            <text:p>Werte (1=Ein, 0=Aus)</text:p>
          </table:table-cell>
          <table:table-cell table:style-name="ce1"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olKolGrenzTe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°C</text:p>
          </table:table-cell>
          <table:table-cell table:formula="of:=CONCATENATE(&quot;[&quot;;[.C92];&quot;, &quot;&quot;&quot;;[.D92];&quot;&quot;&quot;, &quot;;[.F92];&quot;, &quot;;[.G92];&quot;, &quot;;[.H92];&quot;, &quot;;[.I92];&quot;, &quot;&quot;&quot;;[.J92];&quot;&quot;&quot;],&quot;)" office:value-type="string" office:string-value="[181, &quot;SolKolGrenzTemp&quot;, 2, 1, 50, 80, &quot;°C&quot;]," calcext:value-type="string">
            <text:p>[181, "SolKolGrenzTemp", 2, 1, 50, 80, "°C"],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olKolSchutzTe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°C</text:p>
          </table:table-cell>
          <table:table-cell table:formula="of:=CONCATENATE(&quot;[&quot;;[.C93];&quot;, &quot;&quot;&quot;;[.D93];&quot;&quot;&quot;, &quot;;[.F93];&quot;, &quot;;[.G93];&quot;, &quot;;[.H93];&quot;, &quot;;[.I93];&quot;, &quot;&quot;&quot;;[.J93];&quot;&quot;&quot;],&quot;)" office:value-type="string" office:string-value="[182, &quot;SolKolSchutzTemp&quot;, 2, 1, 100, 150, &quot;°C&quot;]," calcext:value-type="string">
            <text:p>[182, "SolKolSchutzTemp", 2, 1, 100, 150, "°C"],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olKolSperrTe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°C</text:p>
          </table:table-cell>
          <table:table-cell table:formula="of:=CONCATENATE(&quot;[&quot;;[.C94];&quot;, &quot;&quot;&quot;;[.D94];&quot;&quot;&quot;, &quot;;[.F94];&quot;, &quot;;[.G94];&quot;, &quot;;[.H94];&quot;, &quot;;[.I94];&quot;, &quot;&quot;&quot;;[.J94];&quot;&quot;&quot;],&quot;)" office:value-type="string" office:string-value="[183, &quot;SolKolSperrTemp&quot;, 2, 1, 130, 200, &quot;°C&quot;]," calcext:value-type="string">
            <text:p>[183, "SolKolSperrTemp", 2, 1, 130, 200, "°C"],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table:style-name="ce3" office:value-type="string" calcext:value-type="string">
            <text:p>HMaskZeitTempMessu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</text:p>
          </table:table-cell>
          <table:table-cell table:formula="of:=CONCATENATE(&quot;[&quot;;[.C95];&quot;, &quot;&quot;&quot;;[.D95];&quot;&quot;&quot;, &quot;;[.F95];&quot;, &quot;;[.G95];&quot;, &quot;;[.H95];&quot;, &quot;;[.I95];&quot;, &quot;&quot;&quot;;[.J95];&quot;&quot;&quot;],&quot;)" office:value-type="string" office:string-value="[187, &quot;HMaskZeitTempMessung&quot;, 0, 0, 0, 120, &quot;s&quot;]," calcext:value-type="string">
            <text:p>[187, "HMaskZeitTempMessung", 0, 0, 0, 120, "s"],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StufeHa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[&quot;;[.C96];&quot;, &quot;&quot;&quot;;[.D96];&quot;&quot;&quot;, &quot;;[.F96];&quot;, &quot;;[.G96];&quot;, &quot;;[.H96];&quot;, &quot;;[.I96];&quot;, &quot;&quot;&quot;;[.J96];&quot;&quot;&quot;],&quot;)" office:value-type="string" office:string-value="[188, &quot;LStufeHand&quot;, 1, 0, 0, 3, &quot;&quot;]," calcext:value-type="string">
            <text:p>[188, "LStufeHand", 1, 0, 0, 3, ""],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ommerZManuTagStar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&quot;[&quot;;[.C97];&quot;, &quot;&quot;&quot;;[.D97];&quot;&quot;&quot;, &quot;;[.F97];&quot;, &quot;;[.G97];&quot;, &quot;;[.H97];&quot;, &quot;;[.I97];&quot;, &quot;&quot;&quot;;[.J97];&quot;&quot;&quot;],&quot;)" office:value-type="string" office:string-value="[199, &quot;SommerZManuTagStart&quot;, 2, 0, 1, 31, &quot;&quot;]," calcext:value-type="string">
            <text:p>[199, "SommerZManuTagStart", 2, 0, 1, 31, ""],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mmerZManuMonStar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&quot;[&quot;;[.C98];&quot;, &quot;&quot;&quot;;[.D98];&quot;&quot;&quot;, &quot;;[.F98];&quot;, &quot;;[.G98];&quot;, &quot;;[.H98];&quot;, &quot;;[.I98];&quot;, &quot;&quot;&quot;;[.J98];&quot;&quot;&quot;],&quot;)" office:value-type="string" office:string-value="[200, &quot;SommerZManuMonStart&quot;, 2, 0, 1, 12, &quot;&quot;]," calcext:value-type="string">
            <text:p>[200, "SommerZManuMonStart", 2, 0, 1, 12, ""],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mmerZManuTagEnd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&quot;[&quot;;[.C99];&quot;, &quot;&quot;&quot;;[.D99];&quot;&quot;&quot;, &quot;;[.F99];&quot;, &quot;;[.G99];&quot;, &quot;;[.H99];&quot;, &quot;;[.I99];&quot;, &quot;&quot;&quot;;[.J99];&quot;&quot;&quot;],&quot;)" office:value-type="string" office:string-value="[201, &quot;SommerZManuTagEnde&quot;, 2, 0, 1, 31, &quot;&quot;]," calcext:value-type="string">
            <text:p>[201, "SommerZManuTagEnde", 2, 0, 1, 31, ""],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mmerZManuMonEnd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&quot;[&quot;;[.C100];&quot;, &quot;&quot;&quot;;[.D100];&quot;&quot;&quot;, &quot;;[.F100];&quot;, &quot;;[.G100];&quot;, &quot;;[.H100];&quot;, &quot;;[.I100];&quot;, &quot;&quot;&quot;;[.J100];&quot;&quot;&quot;],&quot;)" office:value-type="string" office:string-value="[202, &quot;SommerZManuMonEnde&quot;, 2, 0, 1, 12, &quot;&quot;]," calcext:value-type="string">
            <text:p>[202, "SommerZManuMonEnde", 2, 0, 1, 12, ""],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ommerZAut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/Aus</text:p>
          </table:table-cell>
          <table:table-cell table:formula="of:=CONCATENATE(&quot;[&quot;;[.C101];&quot;, &quot;&quot;&quot;;[.D101];&quot;&quot;&quot;, &quot;;[.F101];&quot;, &quot;;[.G101];&quot;, &quot;;[.H101];&quot;, &quot;;[.I101];&quot;, &quot;&quot;&quot;;[.J101];&quot;&quot;&quot;],&quot;)" office:value-type="string" office:string-value="[203, &quot;SommerZAuto&quot;, 2, 0, 0, 1, &quot;Ein/Aus&quot;]," calcext:value-type="string">
            <text:p>[203, "SommerZAuto", 2, 0, 0, 1, "Ein/Aus"],</text:p>
          </table:table-cell>
          <table:table-cell office:value-type="string" calcext:value-type="string">
            <text:p>Werte (1=Ein, 0=Aus)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MVerdMaxAbtDaue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</text:p>
          </table:table-cell>
          <table:table-cell table:formula="of:=CONCATENATE(&quot;[&quot;;[.C102];&quot;, &quot;&quot;&quot;;[.D102];&quot;&quot;&quot;, &quot;;[.F102];&quot;, &quot;;[.G102];&quot;, &quot;;[.H102];&quot;, &quot;;[.I102];&quot;, &quot;&quot;&quot;;[.J102];&quot;&quot;&quot;],&quot;)" office:value-type="string" office:string-value="[208, &quot;FMVerdMaxAbtDauer&quot;, 2, 0, 2, 60, &quot;min&quot;]," calcext:value-type="string">
            <text:p>[208, "FMVerdMaxAbtDauer", 2, 0, 2, 60, "min"],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topEreigni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&quot;[&quot;;[.C103];&quot;, &quot;&quot;&quot;;[.D103];&quot;&quot;&quot;, &quot;;[.F103];&quot;, &quot;;[.G103];&quot;, &quot;;[.H103];&quot;, &quot;;[.I103];&quot;, &quot;&quot;&quot;;[.J103];&quot;&quot;&quot;],&quot;)" office:value-type="string" office:string-value="[404, &quot;StopEreignis&quot;, 2, 0, 0, 100, &quot;&quot;]," calcext:value-type="string">
            <text:p>[404, "StopEreignis", 2, 0, 0, 100, ""],</text:p>
          </table:table-cell>
          <table:table-cell office:value-type="string" calcext:value-type="string">
            <text:p>Fachmann Fehlersuche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60101" calcext:value-type="float">
            <text:p>60101</text:p>
          </table:table-cell>
          <table:table-cell office:value-type="string" calcext:value-type="string">
            <text:p>ISGCANInterval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formula="of:=CONCATENATE(&quot;[&quot;;[.C104];&quot;, &quot;&quot;&quot;;[.D104];&quot;&quot;&quot;, &quot;;[.F104];&quot;, &quot;;[.G104];&quot;, &quot;;[.H104];&quot;, &quot;;[.I104];&quot;, &quot;&quot;&quot;;[.J104];&quot;&quot;&quot;],&quot;)" office:value-type="string" office:string-value="[60101, &quot;ISGCANIntervall&quot;, 2, 0, 70, 250, &quot;ms&quot;]," calcext:value-type="string">
            <text:p>[60101, "ISGCANIntervall", 2, 0, 70, 250, "ms"],</text:p>
          </table:table-cell>
          <table:table-cell table:number-columns-repeated="101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0102" calcext:value-type="float">
            <text:p>60102</text:p>
          </table:table-cell>
          <table:table-cell table:style-name="ce1" office:value-type="string" calcext:value-type="string">
            <text:p>ISGRese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in/Aus</text:p>
          </table:table-cell>
          <table:table-cell table:formula="of:=CONCATENATE(&quot;[&quot;;[.C105];&quot;, &quot;&quot;&quot;;[.D105];&quot;&quot;&quot;, &quot;;[.F105];&quot;, &quot;;[.H105];&quot;, &quot;;[.I105];&quot;, &quot;&quot;&quot;;[.J105];&quot;&quot;&quot;]]&quot;)" office:value-type="string" office:string-value="[60102, &quot;ISGReset&quot;, 3, 0, 1, &quot;Ein/Aus&quot;]]" calcext:value-type="string">
            <text:p>[60102, "ISGReset", 3, 0, 1, "Ein/Aus"]]</text:p>
          </table:table-cell>
          <table:table-cell table:style-name="ce1" office:value-type="string" calcext:value-type="string">
            <text:p>Werte (1=Ein, 0=Aus)</text:p>
          </table:table-cell>
          <table:table-cell table:number-columns-repeated="1011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ProgPartyStartSt</text:p>
          </table:table-cell>
          <table:table-cell table:number-columns-repeated="7"/>
          <table:table-cell office:value-type="string" calcext:value-type="string">
            <text:p>Partyprogramm [{"name":"119","value":"01"},{"name":"119","value":"15"},{"name":"119","value":"03"},{"name":"119","value":"30"}]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ProgPartyStartMin</text:p>
          </table:table-cell>
          <table:table-cell table:number-columns-repeated="7"/>
          <table:table-cell office:value-type="string" calcext:value-type="string">
            <text:p>[{"name":"119","value":"hEin"},{"name":"119","value":"MinEin"},{"name":"119","value":"hAus"},{"name":"119","value":"MinAus"}]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ProgPartyEndeSt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ProgPartyEndeMin</text:p>
          </table:table-cell>
          <table:table-cell table:number-columns-repeated="1019"/>
        </table:table-row>
      </table:table>
      <table:table table:name="Tabelle6" table:style-name="ta1">
        <table:table-column table:style-name="co3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0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-4.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-2.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5.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45.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-7.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8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80.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</text:p>
          </table:table-cell>
        </table:table-row>
      </table:table>
      <table:named-expressions/>
      <table:database-ranges>
        <table:database-range table:name="__Anonymous_Sheet_DB__3" table:target-range-address="'ISG-Config Datenfelder'.A1:'ISG-Config Datenfelder'.L105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Tabelle6.A1:Tabelle6.B10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 style:data-style-name="N2" text:time-value="13:46:19.2384479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20:43:37.498666568</meta:creation-date>
    <dc:date>2022-01-06T15:44:22.849909201</dc:date>
    <meta:editing-duration>PT4H28M4S</meta:editing-duration>
    <meta:editing-cycles>16</meta:editing-cycles>
    <meta:generator>LibreOffice/6.4.7.2$Linux_X86_64 LibreOffice_project/40$Build-2</meta:generator>
    <meta:document-statistic meta:table-count="5" meta:cell-count="1910" meta:object-count="0"/>
  </office:meta>
</office:document-meta>
</file>